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08E0000001D14006E1A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,Bold" svg:font-family="'Arial,Bold'"/>
    <style:font-face style:name="Cambria" svg:font-family="Cambria"/>
    <style:font-face style:name="Courier New1" svg:font-family="'Courier New'"/>
    <style:font-face style:name="Courier New,Italic" svg:font-family="'Courier New,Italic'"/>
    <style:font-face style:name="Menlo" svg:font-family="Menlo, Consolas, 'Courier New', monospace"/>
    <style:font-face style:name="Times New Roman1" svg:font-family="'Times New Roman'"/>
    <style:font-face style:name="yahei" svg:font-family="yahei"/>
    <style:font-face style:name="宋体" svg:font-family="宋体"/>
    <style:font-face style:name="微软雅黑" svg:font-family="微软雅黑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Microsoft YaHei3" svg:font-family="'Microsoft YaHei'" style:font-pitch="variable"/>
    <style:font-face style:name="Microsoft YaHei" svg:font-family="'Microsoft YaHei'" style:font-adornments="Bold" style:font-pitch="variable"/>
    <style:font-face style:name="Microsoft YaHei1" svg:font-family="'Microsoft YaHei'" style:font-adornments="Regular" style:font-pitch="variable"/>
    <style:font-face style:name="Microsoft YaHei2" svg:font-family="'Microsoft YaHei'" style:font-adornments="标准" style:font-pitch="variable"/>
    <style:font-face style:name="SimSun" svg:font-family="SimSun" style:font-pitch="variable"/>
    <style:font-face style:name="SimSun2" svg:font-family="SimSun" style:font-adornments="Bold" style:font-pitch="variable"/>
    <style:font-face style:name="Source Code Pro" svg:font-family="'Source Code Pro'" style:font-pitch="variable"/>
    <style:font-face style:name="宋体-简" svg:font-family="宋体-简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4" svg:font-family="'Microsoft YaHei'" style:font-family-generic="system" style:font-pitch="variable"/>
    <style:font-face style:name="SimSun1" svg:font-family="SimSun" style:font-family-generic="system" style:font-pitch="variable"/>
  </office:font-face-decls>
  <office:automatic-styles>
    <style:style style:name="表格10" style:family="table">
      <style:table-properties style:width="6.6951in" table:align="margins"/>
    </style:style>
    <style:style style:name="表格10.A" style:family="table-column">
      <style:table-column-properties style:column-width="6.6951in" style:rel-column-width="65535*"/>
    </style:style>
    <style:style style:name="表格10.A1" style:family="table-cell">
      <style:table-cell-properties fo:padding="0.0382in" fo:border="0.0007in solid #000000"/>
    </style:style>
    <style:style style:name="表格11" style:family="table">
      <style:table-properties style:width="6.6951in" table:align="margins"/>
    </style:style>
    <style:style style:name="表格11.A" style:family="table-column">
      <style:table-column-properties style:column-width="6.6951in" style:rel-column-width="65535*"/>
    </style:style>
    <style:style style:name="表格11.A1" style:family="table-cell">
      <style:table-cell-properties fo:padding="0.0382in" fo:border="0.0007in solid #000000"/>
    </style:style>
    <style:style style:name="表格1" style:family="table">
      <style:table-properties style:width="6.6951in" table:align="margins"/>
    </style:style>
    <style:style style:name="表格1.A" style:family="table-column">
      <style:table-column-properties style:column-width="6.6951in" style:rel-column-width="65535*"/>
    </style:style>
    <style:style style:name="表格1.A1" style:family="table-cell">
      <style:table-cell-properties fo:padding="0.0382in" fo:border="0.0007in solid #000000"/>
    </style:style>
    <style:style style:name="表格2" style:family="table">
      <style:table-properties style:width="6.6951in" table:align="margins"/>
    </style:style>
    <style:style style:name="表格2.A" style:family="table-column">
      <style:table-column-properties style:column-width="6.6951in" style:rel-column-width="65535*"/>
    </style:style>
    <style:style style:name="表格2.A1" style:family="table-cell">
      <style:table-cell-properties fo:padding="0.0382in" fo:border="0.0007in solid #000000"/>
    </style:style>
    <style:style style:name="表格3" style:family="table">
      <style:table-properties style:width="6.6951in" table:align="margins"/>
    </style:style>
    <style:style style:name="表格3.A" style:family="table-column">
      <style:table-column-properties style:column-width="6.6951in" style:rel-column-width="65535*"/>
    </style:style>
    <style:style style:name="表格3.A1" style:family="table-cell">
      <style:table-cell-properties fo:padding="0.0382in" fo:border="0.0007in solid #000000"/>
    </style:style>
    <style:style style:name="表格4" style:family="table">
      <style:table-properties style:width="6.6951in" table:align="margins"/>
    </style:style>
    <style:style style:name="表格4.A" style:family="table-column">
      <style:table-column-properties style:column-width="6.6951in" style:rel-column-width="65535*"/>
    </style:style>
    <style:style style:name="表格4.A1" style:family="table-cell">
      <style:table-cell-properties fo:padding="0.0382in" fo:border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style:line-height-at-least="0.4346in" fo:text-align="center" style:justify-single-word="false"/>
      <style:text-properties fo:color="#000000" style:font-name="微软雅黑" style:font-name-asian="微软雅黑" style:font-size-asian="24pt" style:language-asian="zh" style:country-asian="CN"/>
    </style:style>
    <style:style style:name="P3" style:family="paragraph" style:parent-style-name="Text_20_body">
      <style:paragraph-properties fo:text-align="center" style:justify-single-word="false"/>
      <style:text-properties style:font-name="yahei" style:font-name-asian="yahei"/>
    </style:style>
    <style:style style:name="P4" style:family="paragraph" style:parent-style-name="Text_20_body">
      <style:text-properties fo:color="#233d5e" style:font-size-asian="11pt"/>
    </style:style>
    <style:style style:name="P5" style:family="paragraph" style:parent-style-name="Text_20_body">
      <style:text-properties style:font-name-asian="宋体"/>
    </style:style>
    <style:style style:name="P6" style:family="paragraph" style:parent-style-name="Text_20_body">
      <style:paragraph-properties fo:margin-left="0in" fo:margin-right="0in" fo:text-align="start" style:justify-single-word="false" fo:text-indent="0.2917in" style:auto-text-indent="false"/>
    </style:style>
    <style:style style:name="P7" style:family="paragraph" style:parent-style-name="Heading_20_3">
      <style:text-properties style:font-name="Microsoft YaHei3" fo:font-size="14pt" style:font-name-asian="Microsoft YaHei3" style:font-size-asian="14pt" style:font-size-complex="14pt"/>
    </style:style>
    <style:style style:name="P8" style:family="paragraph" style:parent-style-name="Heading_20_2">
      <style:text-properties style:font-name="Microsoft YaHei3" fo:font-size="16pt" style:font-name-asian="Microsoft YaHei3" style:font-size-asian="16pt" style:font-size-complex="16pt"/>
    </style:style>
    <style:style style:name="P9" style:family="paragraph" style:parent-style-name="Heading_20_2">
      <style:paragraph-properties fo:margin-top="0.1665in" fo:margin-bottom="0.0835in" fo:keep-with-next="always"/>
      <style:text-properties style:font-name="Microsoft YaHei3" fo:font-size="16pt" style:font-name-asian="Microsoft YaHei3" style:font-size-asian="16pt" style:font-name-complex="Lucida Sans" style:font-size-complex="16pt"/>
    </style:style>
    <style:style style:name="P10" style:family="paragraph" style:parent-style-name="Preformatted_20_Text">
      <style:text-properties style:font-name="Times New Roman" fo:font-size="10.5pt" style:font-size-asian="10.5pt" style:font-size-complex="10.5pt"/>
    </style:style>
    <style:style style:name="P11" style:family="paragraph" style:parent-style-name="Preformatted_20_Text">
      <style:paragraph-properties fo:margin-left="0in" fo:margin-right="0in" fo:margin-top="0in" fo:margin-bottom="0.1311in" fo:line-height="142%" fo:text-indent="0in" style:auto-text-indent="false" fo:padding="0in" fo:border="none"/>
    </style:style>
    <style:style style:name="P12" style:family="paragraph" style:parent-style-name="Preformatted_20_Text">
      <style:paragraph-properties fo:margin-top="0in" fo:margin-bottom="0.1311in" fo:line-height="142%" fo:padding="0in" fo:border="none"/>
    </style:style>
    <style:style style:name="P13" style:family="paragraph" style:parent-style-name="Standard">
      <style:text-properties fo:color="#000000" style:font-size-asian="11pt"/>
    </style:style>
    <style:style style:name="P14" style:family="paragraph" style:parent-style-name="Text_20_body">
      <style:text-properties fo:color="#000000" style:font-name="SimSun" fo:font-size="12pt" style:font-name-asian="SimSun" style:font-size-asian="12pt" style:font-size-complex="12pt"/>
    </style:style>
    <style:style style:name="P15" style:family="paragraph" style:parent-style-name="Text_20_body">
      <style:text-properties fo:color="#000000" style:font-name="SimSun" style:font-name-asian="SimSun"/>
    </style:style>
    <style:style style:name="P16" style:family="paragraph" style:parent-style-name="Text_20_body">
      <style:text-properties fo:color="#000000" style:font-name="Microsoft YaHei3" fo:font-size="12pt" style:font-name-asian="SimSun" style:font-size-asian="12pt" style:font-size-complex="12pt"/>
    </style:style>
    <style:style style:name="P17" style:family="paragraph" style:parent-style-name="Text_20_body">
      <style:text-properties fo:color="#000000" style:font-size-asian="11pt"/>
    </style:style>
    <style:style style:name="P18" style:family="paragraph" style:parent-style-name="Text_20_body">
      <style:text-properties style:font-name-asian="宋体"/>
    </style:style>
    <style:style style:name="P19" style:family="paragraph" style:parent-style-name="Text_20_body">
      <style:text-properties style:font-name-asian="宋体" style:font-size-asian="12pt"/>
    </style:style>
    <style:style style:name="P20" style:family="paragraph" style:parent-style-name="Text_20_body">
      <style:text-properties fo:color="#233d5e" style:font-size-asian="11pt"/>
    </style:style>
    <style:style style:name="P21" style:family="paragraph" style:parent-style-name="Text_20_body">
      <style:text-properties fo:color="#4f7fbc" style:font-name="Microsoft YaHei3" fo:font-size="14pt" style:font-name-asian="Microsoft YaHei3" style:font-size-asian="11pt" style:font-size-complex="14pt"/>
    </style:style>
    <style:style style:name="P22" style:family="paragraph" style:parent-style-name="Text_20_body">
      <style:text-properties style:font-name="Microsoft YaHei3" fo:font-size="14pt" style:font-name-asian="Microsoft YaHei3" style:font-size-asian="14pt" style:font-size-complex="14pt"/>
    </style:style>
    <style:style style:name="P23" style:family="paragraph" style:parent-style-name="Text_20_body">
      <style:text-properties style:font-name="SimSun" fo:font-size="12pt" style:font-name-asian="SimSun" style:font-size-asian="12pt" style:font-size-complex="12pt"/>
    </style:style>
    <style:style style:name="P24" style:family="paragraph" style:parent-style-name="Text_20_body">
      <style:text-properties style:font-name-asian="SimSun"/>
    </style:style>
    <style:style style:name="P25" style:family="paragraph" style:parent-style-name="Text_20_body">
      <style:paragraph-properties fo:margin-left="0in" fo:margin-right="0in" fo:margin-top="0in" fo:margin-bottom="0.1665in" fo:text-align="start" style:justify-single-word="false" fo:text-indent="0.2917in" style:auto-text-indent="false"/>
      <style:text-properties style:language-asian="zh" style:country-asian="CN"/>
    </style:style>
    <style:style style:name="P26" style:family="paragraph" style:parent-style-name="Text_20_body">
      <style:paragraph-properties fo:margin-left="0in" fo:margin-right="0in" fo:text-align="start" style:justify-single-word="false" fo:text-indent="0.2917in" style:auto-text-indent="false"/>
    </style:style>
    <style:style style:name="P27" style:family="paragraph" style:parent-style-name="Text_20_body">
      <style:paragraph-properties fo:margin-left="0in" fo:margin-right="0in" fo:text-align="start" style:justify-single-word="false" fo:text-indent="0.2917in" style:auto-text-indent="false"/>
      <style:text-properties style:font-name="SimSun" fo:font-size="12pt" style:font-name-asian="SimSun" style:font-size-asian="12pt" style:language-asian="zh" style:country-asian="CN" style:font-size-complex="12pt"/>
    </style:style>
    <style:style style:name="P28" style:family="paragraph" style:parent-style-name="Text_20_body">
      <style:paragraph-properties fo:margin-left="0in" fo:margin-right="0in" fo:margin-top="0in" fo:margin-bottom="0.1311in" fo:line-height="142%" fo:text-indent="0in" style:auto-text-indent="false" fo:padding="0in" fo:border="none"/>
      <style:text-properties fo:color="#4f7fbc" style:font-name="Microsoft YaHei3" fo:font-size="14pt" style:font-name-asian="Microsoft YaHei3" style:font-size-asian="11pt" style:font-size-complex="14pt"/>
    </style:style>
    <style:style style:name="P29" style:family="paragraph" style:parent-style-name="Heading_20_1">
      <style:text-properties style:font-name="Microsoft YaHei3" fo:font-size="22pt" style:font-name-asian="Microsoft YaHei3" style:font-size-asian="22pt" style:font-size-complex="22pt"/>
    </style:style>
    <style:style style:name="P30" style:family="paragraph" style:parent-style-name="Heading_20_1">
      <style:paragraph-properties fo:text-align="center" style:justify-single-word="false"/>
    </style:style>
    <style:style style:name="P31" style:family="paragraph" style:parent-style-name="Heading_20_3">
      <style:text-properties style:font-name="Microsoft YaHei3" fo:font-size="14pt" style:font-name-asian="Microsoft YaHei3" style:font-size-asian="14pt" style:font-size-complex="14pt"/>
    </style:style>
    <style:style style:name="P32" style:family="paragraph" style:parent-style-name="Heading_20_3">
      <style:paragraph-properties fo:margin-top="0.1665in" fo:margin-bottom="0.0835in" fo:keep-with-next="always"/>
    </style:style>
    <style:style style:name="P33" style:family="paragraph" style:parent-style-name="Heading_20_3">
      <style:paragraph-properties fo:margin-top="0.1665in" fo:margin-bottom="0.0835in" fo:keep-with-next="always"/>
      <style:text-properties style:font-name="Microsoft YaHei3" style:font-name-asian="Microsoft YaHei3"/>
    </style:style>
    <style:style style:name="P34" style:family="paragraph" style:parent-style-name="Header">
      <style:paragraph-properties fo:text-align="end" style:justify-single-word="false"/>
    </style:style>
    <style:style style:name="P35" style:family="paragraph" style:parent-style-name="Header">
      <style:paragraph-properties style:line-height-at-least="0.4346in" fo:text-align="center" style:justify-single-word="false"/>
      <style:text-properties fo:color="#000000" style:font-name="微软雅黑" style:font-name-asian="微软雅黑" style:font-size-asian="24pt" style:language-asian="zh" style:country-asian="CN"/>
    </style:style>
    <style:style style:name="P36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39" style:family="paragraph" style:parent-style-name="Preformatted_20_Text">
      <style:paragraph-properties fo:margin-top="0in" fo:margin-bottom="0.1311in" fo:line-height="142%" fo:padding="0in" fo:border="none"/>
    </style:style>
    <style:style style:name="P40" style:family="paragraph" style:parent-style-name="Preformatted_20_Text">
      <style:paragraph-properties fo:margin-top="0in" fo:margin-bottom="0.1311in" fo:line-height="142%" fo:padding="0in" fo:border="none"/>
      <style:text-properties style:font-name="SimSun" fo:font-size="9pt" style:font-name-asian="SimSun" style:font-size-asian="9pt" style:font-size-complex="9pt"/>
    </style:style>
    <style:style style:name="P41" style:family="paragraph" style:parent-style-name="Preformatted_20_Text">
      <style:paragraph-properties fo:margin-left="0in" fo:margin-right="0in" fo:margin-top="0in" fo:margin-bottom="0.1311in" fo:line-height="142%" fo:text-indent="0in" style:auto-text-indent="false" fo:padding="0in" fo:border="none"/>
    </style:style>
    <style:style style:name="T1" style:family="text">
      <style:text-properties fo:font-size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language-asian="zh" style:country-asian="CN"/>
    </style:style>
    <style:style style:name="T4" style:family="text">
      <style:text-properties fo:color="#000000" style:font-size-asian="12pt"/>
    </style:style>
    <style:style style:name="T5" style:family="text">
      <style:text-properties fo:color="#000000" style:font-size-asian="12pt" style:language-asian="zh" style:country-asian="CN"/>
    </style:style>
    <style:style style:name="T6" style:family="text">
      <style:text-properties fo:color="#000000" fo:font-size="12pt"/>
    </style:style>
    <style:style style:name="T7" style:family="text">
      <style:text-properties fo:color="#000000" style:font-name="Microsoft YaHei3" fo:font-size="12pt"/>
    </style:style>
    <style:style style:name="T8" style:family="text">
      <style:text-properties style:font-name="Times New Roman1" fo:font-size="10.5pt"/>
    </style:style>
    <style:style style:name="T9" style:family="text">
      <style:text-properties style:font-size-asian="10.5pt" style:language-asian="zh" style:country-asian="CN"/>
    </style:style>
    <style:style style:name="T10" style:family="text">
      <style:text-properties style:font-size-asian="9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Arial,Bold" fo:font-size="9pt"/>
    </style:style>
    <style:style style:name="T13" style:family="text">
      <style:text-properties style:font-name="Microsoft YaHei3"/>
    </style:style>
    <style:style style:name="T14" style:family="text">
      <style:text-properties style:font-name="Microsoft YaHei3" fo:font-size="16pt" fo:font-weight="normal" style:font-name-asian="Microsoft YaHei3" style:font-size-asian="16pt" style:font-size-complex="16pt"/>
    </style:style>
    <style:style style:name="T15" style:family="text">
      <style:text-properties style:font-name="Microsoft YaHei3" fo:font-size="16pt" style:font-name-asian="Microsoft YaHei3" style:font-size-asian="16pt" style:font-size-complex="16pt"/>
    </style:style>
    <style:style style:name="T16" style:family="text">
      <style:text-properties style:font-name="Microsoft YaHei3" fo:font-size="16pt" style:font-name-asian="Microsoft YaHei3" style:font-size-asian="16pt" style:language-asian="zh" style:country-asian="CN" style:font-size-complex="16pt"/>
    </style:style>
    <style:style style:name="T17" style:family="text">
      <style:text-properties style:font-name="Microsoft YaHei3" style:font-name-asian="Microsoft YaHei3"/>
    </style:style>
    <style:style style:name="T18" style:family="text">
      <style:text-properties style:font-name-asian="宋体" style:font-size-asian="12pt"/>
    </style:style>
    <style:style style:name="T19" style:family="text">
      <style:text-properties fo:font-variant="normal" fo:text-transform="none" fo:color="#666600" style:font-name="Menlo" fo:font-size="7.59999990463257pt" fo:letter-spacing="normal" fo:font-style="normal" fo:font-weight="normal" fo:background-color="transparent"/>
    </style:style>
    <style:style style:name="T20" style:family="text">
      <style:text-properties fo:font-variant="normal" fo:text-transform="none" fo:color="#666600" style:font-name="Menlo" fo:font-size="7.59999990463257pt" fo:letter-spacing="normal" fo:font-style="normal" fo:font-weight="normal" fo:background-color="transparent" style:font-size-asian="11pt" style:font-size-complex="12pt"/>
    </style:style>
    <style:style style:name="T21" style:family="text">
      <style:text-properties fo:font-variant="normal" fo:text-transform="none" fo:color="#666600" fo:font-size="7.59999990463257pt" fo:letter-spacing="normal" fo:font-style="normal" fo:font-weight="normal" fo:background-color="transparent"/>
    </style:style>
    <style:style style:name="T22" style:family="text">
      <style:text-properties fo:font-variant="normal" fo:text-transform="none" fo:color="#666600" fo:font-size="7.59999990463257pt" fo:letter-spacing="normal" fo:font-style="normal" fo:font-weight="normal" fo:background-color="transparent" style:font-size-asian="11pt" style:font-size-complex="12pt"/>
    </style:style>
    <style:style style:name="T23" style:family="text">
      <style:text-properties fo:font-variant="normal" fo:text-transform="none" fo:color="#666600" style:font-name="SimSun" fo:font-size="7.59999990463257pt" fo:letter-spacing="normal" fo:font-style="normal" fo:font-weight="normal" fo:background-color="transparent"/>
    </style:style>
    <style:style style:name="T24" style:family="text">
      <style:text-properties fo:font-variant="normal" fo:text-transform="none" fo:color="#666600" style:font-name="SimSun" fo:font-size="7.59999990463257pt" fo:letter-spacing="normal" fo:font-style="normal" fo:font-weight="normal" fo:background-color="transparent" style:font-name-asian="SimSun" style:font-size-asian="11pt" style:font-size-complex="12pt"/>
    </style:style>
    <style:style style:name="T25" style:family="text">
      <style:text-properties fo:font-variant="normal" fo:text-transform="none" fo:color="#666600" style:font-name="SimSun" fo:letter-spacing="normal" fo:font-style="normal" fo:font-weight="normal" fo:background-color="transparent"/>
    </style:style>
    <style:style style:name="T26" style:family="text">
      <style:text-properties fo:font-variant="normal" fo:text-transform="none" fo:color="#666600" style:font-name="SimSun" fo:letter-spacing="normal" fo:font-style="normal" fo:font-weight="normal" fo:background-color="transparent" style:font-name-asian="SimSun"/>
    </style:style>
    <style:style style:name="T27" style:family="text">
      <style:text-properties fo:font-variant="normal" fo:text-transform="none" fo:color="#666600" style:font-name="SimSun" fo:font-size="10.5pt" fo:letter-spacing="normal" fo:font-style="normal" fo:font-weight="normal" fo:background-color="transparent" style:font-name-asian="SimSun" style:font-size-asian="10.5pt" style:font-size-complex="10.5pt"/>
    </style:style>
    <style:style style:name="T28" style:family="text">
      <style:text-properties fo:font-variant="normal" fo:text-transform="none" fo:color="#666600" style:font-name="SimSun" fo:font-size="12pt" fo:letter-spacing="normal" fo:font-style="normal" fo:font-weight="normal" fo:background-color="transparent" style:font-name-asian="SimSun" style:font-size-asian="12pt" style:font-size-complex="12pt"/>
    </style:style>
    <style:style style:name="T29" style:family="text">
      <style:text-properties fo:font-variant="normal" fo:text-transform="none" fo:color="#666600" style:font-name="SimSun" fo:font-size="9pt" fo:letter-spacing="normal" fo:font-style="normal" fo:font-weight="normal" fo:background-color="transparent" style:font-name-asian="SimSun" style:font-size-asian="9pt" style:font-size-complex="9pt"/>
    </style:style>
    <style:style style:name="T30" style:family="text">
      <style:text-properties fo:font-variant="normal" fo:text-transform="none" fo:color="#666600" style:font-name="SimSun" fo:font-size="9pt" fo:letter-spacing="normal" fo:font-style="normal" fo:font-weight="normal" fo:background-color="transparent" style:font-size-asian="9pt" style:font-size-complex="9pt"/>
    </style:style>
    <style:style style:name="T31" style:family="text">
      <style:text-properties fo:font-variant="normal" fo:text-transform="none" fo:color="#666600" fo:font-size="9pt" fo:letter-spacing="normal" fo:font-style="normal" fo:font-weight="normal" fo:background-color="transparent" style:font-size-asian="9pt" style:font-size-complex="9pt"/>
    </style:style>
    <style:style style:name="T32" style:family="text">
      <style:text-properties fo:font-variant="normal" fo:text-transform="none" fo:color="#666600" style:font-name="Source Code Pro" fo:font-size="9pt" fo:letter-spacing="normal" fo:font-style="normal" fo:font-weight="normal" fo:background-color="transparent" style:font-name-asian="Source Code Pro" style:font-size-asian="9pt" style:font-size-complex="9pt"/>
    </style:style>
    <style:style style:name="T33" style:family="text">
      <style:text-properties fo:font-variant="normal" fo:text-transform="none" fo:color="#000000" style:font-name="Menlo" fo:font-size="7.59999990463257pt" fo:letter-spacing="normal" fo:font-style="normal" fo:font-weight="normal" fo:background-color="transparent"/>
    </style:style>
    <style:style style:name="T34" style:family="text">
      <style:text-properties fo:font-variant="normal" fo:text-transform="none" fo:color="#000000" style:font-name="Menlo" fo:font-size="7.59999990463257pt" fo:letter-spacing="normal" fo:font-style="normal" fo:font-weight="normal" fo:background-color="transparent" style:font-size-asian="11pt" style:font-size-complex="12pt"/>
    </style:style>
    <style:style style:name="T35" style:family="text">
      <style:text-properties fo:font-variant="normal" fo:text-transform="none" fo:color="#000000" fo:letter-spacing="normal" fo:background-color="transparent"/>
    </style:style>
    <style:style style:name="T36" style:family="text">
      <style:text-properties fo:font-variant="normal" fo:text-transform="none" fo:color="#000000" fo:letter-spacing="normal" fo:background-color="transparent" style:font-name-asian="Menlo" style:font-size-asian="7.59999990463257pt" style:font-style-asian="normal" style:font-weight-asian="normal"/>
    </style:style>
    <style:style style:name="T37" style:family="text">
      <style:text-properties fo:font-variant="normal" fo:text-transform="none" fo:color="#000000" fo:letter-spacing="normal" fo:background-color="transparent" style:font-size-asian="7.59999990463257pt" style:font-style-asian="normal" style:font-weight-asian="normal"/>
    </style:style>
    <style:style style:name="T38" style:family="text">
      <style:text-properties fo:font-variant="normal" fo:text-transform="none" fo:color="#000000" fo:font-size="7.59999990463257pt" fo:letter-spacing="normal" fo:font-style="normal" fo:font-weight="normal" fo:background-color="transparent"/>
    </style:style>
    <style:style style:name="T39" style:family="text">
      <style:text-properties fo:font-variant="normal" fo:text-transform="none" fo:color="#000000" fo:font-size="7.59999990463257pt" fo:letter-spacing="normal" fo:font-style="normal" fo:font-weight="normal" fo:background-color="transparent" style:font-size-asian="11pt" style:font-size-complex="12pt"/>
    </style:style>
    <style:style style:name="T40" style:family="text">
      <style:text-properties fo:font-variant="normal" fo:text-transform="none" fo:color="#000000" style:font-name="SimSun" fo:font-size="7.59999990463257pt" fo:letter-spacing="normal" fo:font-style="normal" fo:font-weight="normal" fo:background-color="transparent"/>
    </style:style>
    <style:style style:name="T41" style:family="text">
      <style:text-properties fo:font-variant="normal" fo:text-transform="none" fo:color="#000000" style:font-name="SimSun" fo:font-size="7.59999990463257pt" fo:letter-spacing="normal" fo:font-style="normal" fo:font-weight="normal" fo:background-color="transparent" style:font-name-asian="SimSun"/>
    </style:style>
    <style:style style:name="T42" style:family="text">
      <style:text-properties fo:font-variant="normal" fo:text-transform="none" fo:color="#000000" style:font-name="SimSun" fo:font-size="7.59999990463257pt" fo:letter-spacing="normal" fo:font-style="normal" fo:font-weight="normal" fo:background-color="transparent" style:font-name-asian="SimSun" style:font-size-asian="11pt" style:font-size-complex="12pt"/>
    </style:style>
    <style:style style:name="T43" style:family="text">
      <style:text-properties fo:font-variant="normal" fo:text-transform="none" fo:color="#000000" style:font-name="SimSun" fo:font-size="12pt" fo:letter-spacing="normal" fo:font-style="normal" fo:font-weight="normal" fo:background-color="transparent" style:font-name-asian="SimSun" style:font-size-asian="12pt" style:font-style-asian="normal" style:font-weight-asian="normal" style:font-size-complex="12pt"/>
    </style:style>
    <style:style style:name="T44" style:family="text">
      <style:text-properties fo:font-variant="normal" fo:text-transform="none" fo:color="#000000" style:font-name="SimSun" fo:font-size="12pt" fo:letter-spacing="normal" fo:font-style="normal" fo:font-weight="normal" fo:background-color="transparent" style:font-name-asian="SimSun" style:font-size-asian="12pt" style:font-size-complex="12pt"/>
    </style:style>
    <style:style style:name="T45" style:family="text">
      <style:text-properties fo:font-variant="normal" fo:text-transform="none" fo:color="#000000" style:font-name="SimSun" fo:font-size="12pt" fo:letter-spacing="normal" fo:font-style="normal" style:text-underline-style="none" fo:font-weight="normal" fo:background-color="transparent" style:font-name-asian="SimSun" style:font-size-asian="12pt" style:font-style-asian="normal" style:font-weight-asian="normal" style:font-size-complex="12pt"/>
    </style:style>
    <style:style style:name="T46" style:family="text">
      <style:text-properties fo:font-variant="normal" fo:text-transform="none" fo:color="#000000" style:font-name="SimSun" fo:font-size="12pt" fo:letter-spacing="normal" fo:font-style="normal" style:text-underline-style="none" fo:font-weight="normal" fo:background-color="transparent" style:font-name-asian="SimSun" style:font-size-asian="12pt" style:font-style-asian="normal" style:font-weight-asian="normal" style:font-size-complex="12pt" style:font-weight-complex="bold"/>
    </style:style>
    <style:style style:name="T47" style:family="text">
      <style:text-properties fo:font-variant="normal" fo:text-transform="none" fo:color="#000000" style:font-name="SimSun" fo:font-size="12pt" fo:letter-spacing="normal" fo:font-style="normal" style:text-underline-style="none" fo:font-weight="normal" fo:background-color="transparent" style:font-name-asian="SimSun" style:font-size-asian="12pt" style:font-style-asian="normal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font-name="SimSun" fo:font-size="12pt" fo:letter-spacing="normal" fo:background-color="transparent" style:font-name-asian="SimSun" style:font-size-asian="12pt" style:font-style-asian="normal" style:font-weight-asian="normal" style:font-size-complex="12pt"/>
    </style:style>
    <style:style style:name="T49" style:family="text">
      <style:text-properties fo:font-variant="normal" fo:text-transform="none" fo:color="#000000" style:font-name="SimSun" fo:font-size="12pt" fo:letter-spacing="normal" fo:background-color="transparent" style:font-name-asian="SimSun" style:font-size-asian="12pt" style:font-size-complex="12pt"/>
    </style:style>
    <style:style style:name="T50" style:family="text">
      <style:text-properties fo:font-variant="normal" fo:text-transform="none" fo:color="#000000" style:font-name="SimSun" fo:letter-spacing="normal" fo:font-style="normal" fo:font-weight="normal" fo:background-color="transparent"/>
    </style:style>
    <style:style style:name="T51" style:family="text">
      <style:text-properties fo:font-variant="normal" fo:text-transform="none" fo:color="#000000" style:font-name="SimSun" fo:letter-spacing="normal" fo:font-style="normal" fo:font-weight="normal" fo:background-color="transparent" style:font-name-asian="SimSun"/>
    </style:style>
    <style:style style:name="T52" style:family="text">
      <style:text-properties fo:font-variant="normal" fo:text-transform="none" fo:color="#000000" style:font-name="SimSun" fo:letter-spacing="normal" fo:font-style="normal" fo:font-weight="normal" fo:background-color="transparent" style:font-name-asian="SimSun" style:font-size-asian="12pt" style:font-style-asian="normal" style:font-weight-asian="normal"/>
    </style:style>
    <style:style style:name="T53" style:family="text">
      <style:text-properties fo:font-variant="normal" fo:text-transform="none" fo:color="#000000" style:font-name="SimSun" fo:letter-spacing="normal" fo:background-color="transparent"/>
    </style:style>
    <style:style style:name="T54" style:family="text">
      <style:text-properties fo:font-variant="normal" fo:text-transform="none" fo:color="#000000" style:font-name="SimSun" fo:letter-spacing="normal" fo:background-color="transparent" style:font-name-asian="SimSun"/>
    </style:style>
    <style:style style:name="T55" style:family="text">
      <style:text-properties fo:font-variant="normal" fo:text-transform="none" fo:color="#000000" style:font-name="SimSun" fo:letter-spacing="normal" fo:background-color="transparent" style:font-name-asian="SimSun" style:font-size-asian="7.59999990463257pt" style:font-style-asian="normal" style:font-weight-asian="normal"/>
    </style:style>
    <style:style style:name="T56" style:family="text">
      <style:text-properties fo:font-variant="normal" fo:text-transform="none" fo:color="#000000" style:font-name="SimSun" fo:letter-spacing="normal" fo:background-color="transparent" style:font-name-asian="SimSun" style:font-style-asian="normal" style:font-weight-asian="normal"/>
    </style:style>
    <style:style style:name="T57" style:family="text">
      <style:text-properties fo:font-variant="normal" fo:text-transform="none" fo:color="#000000" style:font-name="SimSun" fo:font-size="10.5pt" fo:letter-spacing="normal" fo:font-style="normal" fo:font-weight="normal" fo:background-color="transparent" style:font-name-asian="SimSun" style:font-size-asian="10.5pt" style:font-size-complex="10.5pt"/>
    </style:style>
    <style:style style:name="T58" style:family="text">
      <style:text-properties fo:font-variant="normal" fo:text-transform="none" fo:color="#000000" style:font-name="SimSun" fo:font-size="10.5pt" fo:letter-spacing="normal" fo:background-color="transparent" style:font-name-asian="SimSun" style:font-size-asian="10.5pt" style:font-size-complex="10.5pt"/>
    </style:style>
    <style:style style:name="T59" style:family="text">
      <style:text-properties fo:font-variant="normal" fo:text-transform="none" fo:color="#000000" style:font-name="SimSun" fo:font-size="10.5pt" fo:letter-spacing="normal" fo:background-color="transparent" style:font-name-asian="SimSun" style:font-size-asian="10.5pt" style:font-style-asian="normal" style:font-weight-asian="normal" style:font-size-complex="10.5pt"/>
    </style:style>
    <style:style style:name="T60" style:family="text">
      <style:text-properties fo:font-variant="normal" fo:text-transform="none" fo:color="#000000" style:font-name="SimSun" fo:font-size="9pt" fo:letter-spacing="normal" fo:font-style="normal" fo:font-weight="normal" fo:background-color="transparent" style:font-name-asian="SimSun" style:font-size-asian="9pt" style:font-size-complex="9pt"/>
    </style:style>
    <style:style style:name="T61" style:family="text">
      <style:text-properties fo:font-variant="normal" fo:text-transform="none" fo:color="#000000" style:font-name="SimSun" fo:font-size="9pt" fo:letter-spacing="normal" fo:font-style="normal" fo:font-weight="normal" fo:background-color="transparent" style:font-size-asian="9pt" style:font-size-complex="9pt"/>
    </style:style>
    <style:style style:name="T62" style:family="text">
      <style:text-properties fo:font-variant="normal" fo:text-transform="none" fo:color="#000000" style:font-name="SimSun" fo:font-size="9pt" fo:letter-spacing="normal" fo:background-color="transparent" style:font-name-asian="SimSun" style:font-size-asian="9pt" style:font-size-complex="9pt"/>
    </style:style>
    <style:style style:name="T63" style:family="text">
      <style:text-properties fo:font-variant="normal" fo:text-transform="none" fo:color="#000000" style:font-name="SimSun" fo:font-size="9pt" fo:letter-spacing="normal" fo:background-color="transparent" style:font-name-asian="SimSun" style:font-size-asian="9pt" style:font-style-asian="normal" style:font-weight-asian="normal" style:font-size-complex="9pt"/>
    </style:style>
    <style:style style:name="T64" style:family="text">
      <style:text-properties fo:font-variant="normal" fo:text-transform="none" fo:color="#000000" style:font-name="SimSun" fo:font-size="9pt" fo:letter-spacing="normal" fo:background-color="transparent" style:font-size-asian="9pt" style:font-size-complex="9pt"/>
    </style:style>
    <style:style style:name="T65" style:family="text">
      <style:text-properties fo:font-variant="normal" fo:text-transform="none" fo:color="#000000" fo:font-size="9pt" fo:letter-spacing="normal" fo:font-style="normal" fo:font-weight="normal" fo:background-color="transparent" style:font-size-asian="9pt" style:font-size-complex="9pt"/>
    </style:style>
    <style:style style:name="T66" style:family="text">
      <style:text-properties fo:font-variant="normal" fo:text-transform="none" fo:color="#000000" fo:font-size="9pt" fo:letter-spacing="normal" fo:background-color="transparent" style:font-size-asian="9pt" style:font-size-complex="9pt"/>
    </style:style>
    <style:style style:name="T67" style:family="text">
      <style:text-properties fo:font-variant="normal" fo:text-transform="none" fo:color="#000000" fo:font-size="9pt" fo:letter-spacing="normal" fo:background-color="transparent" style:font-size-asian="9pt" style:font-style-asian="normal" style:font-weight-asian="normal" style:font-size-complex="9pt"/>
    </style:style>
    <style:style style:name="T68" style:family="text">
      <style:text-properties fo:font-variant="normal" fo:text-transform="none" fo:color="#000000" style:font-name="Source Code Pro" fo:font-size="9pt" fo:letter-spacing="normal" fo:font-style="normal" fo:font-weight="normal" fo:background-color="transparent" style:font-name-asian="Source Code Pro" style:font-size-asian="9pt" style:font-size-complex="9pt"/>
    </style:style>
    <style:style style:name="T69" style:family="text">
      <style:text-properties fo:font-variant="normal" fo:text-transform="none" fo:color="#000000" style:font-name="Source Code Pro" fo:font-size="9pt" fo:letter-spacing="normal" fo:background-color="transparent" style:font-name-asian="Source Code Pro" style:font-size-asian="9pt" style:font-size-complex="9pt"/>
    </style:style>
    <style:style style:name="T70" style:family="text">
      <style:text-properties fo:font-variant="normal" fo:text-transform="none" fo:color="#000000" style:font-name="Source Code Pro" fo:font-size="9pt" fo:letter-spacing="normal" fo:background-color="transparent" style:font-name-asian="Source Code Pro" style:font-size-asian="9pt" style:font-style-asian="normal" style:font-weight-asian="normal" style:font-size-complex="9pt"/>
    </style:style>
    <style:style style:name="T71" style:family="text">
      <style:text-properties fo:font-variant="normal" fo:text-transform="none" fo:color="#008800" style:font-name="Menlo" fo:font-size="7.59999990463257pt" fo:letter-spacing="normal" fo:font-style="normal" fo:font-weight="normal" fo:background-color="transparent"/>
    </style:style>
    <style:style style:name="T72" style:family="text">
      <style:text-properties fo:font-variant="normal" fo:text-transform="none" fo:color="#008800" style:font-name="Menlo" fo:font-size="7.59999990463257pt" fo:letter-spacing="normal" fo:font-style="normal" fo:font-weight="normal" fo:background-color="transparent" style:font-size-asian="11pt" style:font-size-complex="12pt"/>
    </style:style>
    <style:style style:name="T73" style:family="text">
      <style:text-properties fo:font-variant="normal" fo:text-transform="none" fo:color="#008800" fo:font-size="7.59999990463257pt" fo:letter-spacing="normal" fo:font-style="normal" fo:font-weight="normal" fo:background-color="transparent"/>
    </style:style>
    <style:style style:name="T74" style:family="text">
      <style:text-properties fo:font-variant="normal" fo:text-transform="none" fo:color="#008800" fo:font-size="7.59999990463257pt" fo:letter-spacing="normal" fo:font-style="normal" fo:font-weight="normal" fo:background-color="transparent" style:font-size-asian="11pt" style:font-size-complex="12pt"/>
    </style:style>
    <style:style style:name="T75" style:family="text">
      <style:text-properties fo:font-variant="normal" fo:text-transform="none" fo:color="#008800" style:font-name="SimSun" fo:font-size="7.59999990463257pt" fo:letter-spacing="normal" fo:font-style="normal" fo:font-weight="normal" fo:background-color="transparent"/>
    </style:style>
    <style:style style:name="T76" style:family="text">
      <style:text-properties fo:font-variant="normal" fo:text-transform="none" fo:color="#008800" style:font-name="SimSun" fo:font-size="7.59999990463257pt" fo:letter-spacing="normal" fo:font-style="normal" fo:font-weight="normal" fo:background-color="transparent" style:font-name-asian="SimSun" style:font-size-asian="11pt" style:font-size-complex="12pt"/>
    </style:style>
    <style:style style:name="T77" style:family="text">
      <style:text-properties fo:font-variant="normal" fo:text-transform="none" fo:color="#008800" style:font-name="SimSun" fo:letter-spacing="normal" fo:font-style="normal" fo:font-weight="normal" fo:background-color="transparent"/>
    </style:style>
    <style:style style:name="T78" style:family="text">
      <style:text-properties fo:font-variant="normal" fo:text-transform="none" fo:color="#008800" style:font-name="SimSun" fo:letter-spacing="normal" fo:font-style="normal" fo:font-weight="normal" fo:background-color="transparent" style:font-name-asian="SimSun"/>
    </style:style>
    <style:style style:name="T79" style:family="text">
      <style:text-properties fo:font-variant="normal" fo:text-transform="none" fo:color="#008800" style:font-name="SimSun" fo:font-size="10.5pt" fo:letter-spacing="normal" fo:font-style="normal" fo:font-weight="normal" fo:background-color="transparent" style:font-name-asian="SimSun" style:font-size-asian="10.5pt" style:font-size-complex="10.5pt"/>
    </style:style>
    <style:style style:name="T80" style:family="text">
      <style:text-properties fo:font-variant="normal" fo:text-transform="none" fo:color="#008800" style:font-name="SimSun" fo:font-size="12pt" fo:letter-spacing="normal" fo:font-style="normal" fo:font-weight="normal" fo:background-color="transparent" style:font-name-asian="SimSun" style:font-size-asian="12pt" style:font-size-complex="12pt"/>
    </style:style>
    <style:style style:name="T81" style:family="text">
      <style:text-properties fo:font-variant="normal" fo:text-transform="none" fo:color="#008800" style:font-name="SimSun" fo:font-size="9pt" fo:letter-spacing="normal" fo:font-style="normal" fo:font-weight="normal" fo:background-color="transparent" style:font-name-asian="SimSun" style:font-size-asian="9pt" style:font-size-complex="9pt"/>
    </style:style>
    <style:style style:name="T82" style:family="text">
      <style:text-properties fo:font-variant="normal" fo:text-transform="none" fo:color="#008800" style:font-name="SimSun" fo:font-size="9pt" fo:letter-spacing="normal" fo:font-style="normal" fo:font-weight="normal" fo:background-color="transparent" style:font-size-asian="9pt" style:font-size-complex="9pt"/>
    </style:style>
    <style:style style:name="T83" style:family="text">
      <style:text-properties fo:font-variant="normal" fo:text-transform="none" fo:color="#008800" fo:font-size="9pt" fo:letter-spacing="normal" fo:font-style="normal" fo:font-weight="normal" fo:background-color="transparent" style:font-size-asian="9pt" style:font-size-complex="9pt"/>
    </style:style>
    <style:style style:name="T84" style:family="text">
      <style:text-properties fo:font-variant="normal" fo:text-transform="none" fo:color="#008800" style:font-name="Source Code Pro" fo:font-size="9pt" fo:letter-spacing="normal" fo:font-style="normal" fo:font-weight="normal" fo:background-color="transparent" style:font-name-asian="Source Code Pro" style:font-size-asian="9pt" style:font-size-complex="9pt"/>
    </style:style>
    <style:style style:name="T85" style:family="text">
      <style:text-properties fo:font-variant="normal" fo:text-transform="none" fo:color="#000088" style:font-name="Menlo" fo:font-size="7.59999990463257pt" fo:letter-spacing="normal" fo:font-style="normal" fo:font-weight="normal" fo:background-color="transparent"/>
    </style:style>
    <style:style style:name="T86" style:family="text">
      <style:text-properties fo:font-variant="normal" fo:text-transform="none" fo:color="#000088" style:font-name="Menlo" fo:font-size="7.59999990463257pt" fo:letter-spacing="normal" fo:font-style="normal" fo:font-weight="normal" fo:background-color="transparent" style:font-size-asian="11pt" style:font-size-complex="12pt"/>
    </style:style>
    <style:style style:name="T87" style:family="text">
      <style:text-properties fo:font-variant="normal" fo:text-transform="none" fo:color="#000088" fo:font-size="7.59999990463257pt" fo:letter-spacing="normal" fo:font-style="normal" fo:font-weight="normal" fo:background-color="transparent"/>
    </style:style>
    <style:style style:name="T88" style:family="text">
      <style:text-properties fo:font-variant="normal" fo:text-transform="none" fo:color="#000088" fo:font-size="7.59999990463257pt" fo:letter-spacing="normal" fo:font-style="normal" fo:font-weight="normal" fo:background-color="transparent" style:font-size-asian="11pt" style:font-size-complex="12pt"/>
    </style:style>
    <style:style style:name="T89" style:family="text">
      <style:text-properties fo:font-variant="normal" fo:text-transform="none" fo:color="#000088" style:font-name="SimSun" fo:font-size="7.59999990463257pt" fo:letter-spacing="normal" fo:font-style="normal" fo:font-weight="normal" fo:background-color="transparent"/>
    </style:style>
    <style:style style:name="T90" style:family="text">
      <style:text-properties fo:font-variant="normal" fo:text-transform="none" fo:color="#000088" style:font-name="SimSun" fo:font-size="7.59999990463257pt" fo:letter-spacing="normal" fo:font-style="normal" fo:font-weight="normal" fo:background-color="transparent" style:font-name-asian="SimSun"/>
    </style:style>
    <style:style style:name="T91" style:family="text">
      <style:text-properties fo:font-variant="normal" fo:text-transform="none" fo:color="#000088" style:font-name="SimSun" fo:letter-spacing="normal" fo:font-style="normal" fo:font-weight="normal" fo:background-color="transparent"/>
    </style:style>
    <style:style style:name="T92" style:family="text">
      <style:text-properties fo:font-variant="normal" fo:text-transform="none" fo:color="#000088" style:font-name="SimSun" fo:letter-spacing="normal" fo:font-style="normal" fo:font-weight="normal" fo:background-color="transparent" style:font-name-asian="SimSun"/>
    </style:style>
    <style:style style:name="T93" style:family="text">
      <style:text-properties fo:font-variant="normal" fo:text-transform="none" fo:color="#000088" style:font-name="SimSun" fo:font-size="12pt" fo:letter-spacing="normal" fo:font-style="normal" fo:font-weight="normal" fo:background-color="transparent" style:font-name-asian="SimSun" style:font-size-asian="12pt" style:font-size-complex="12pt"/>
    </style:style>
    <style:style style:name="T94" style:family="text">
      <style:text-properties fo:font-variant="normal" fo:text-transform="none" fo:color="#000088" style:font-name="SimSun" fo:font-size="10.5pt" fo:letter-spacing="normal" fo:font-style="normal" fo:font-weight="normal" fo:background-color="transparent" style:font-name-asian="SimSun" style:font-size-asian="10.5pt" style:font-size-complex="10.5pt"/>
    </style:style>
    <style:style style:name="T95" style:family="text">
      <style:text-properties fo:font-variant="normal" fo:text-transform="none" fo:color="#000088" style:font-name="SimSun" fo:font-size="9pt" fo:letter-spacing="normal" fo:font-style="normal" fo:font-weight="normal" fo:background-color="transparent" style:font-name-asian="SimSun" style:font-size-asian="9pt" style:font-size-complex="9pt"/>
    </style:style>
    <style:style style:name="T96" style:family="text">
      <style:text-properties fo:font-variant="normal" fo:text-transform="none" fo:color="#000088" style:font-name="SimSun" fo:font-size="9pt" fo:letter-spacing="normal" fo:font-style="normal" fo:font-weight="normal" fo:background-color="transparent" style:font-size-asian="9pt" style:font-size-complex="9pt"/>
    </style:style>
    <style:style style:name="T97" style:family="text">
      <style:text-properties fo:font-variant="normal" fo:text-transform="none" fo:color="#000088" fo:font-size="9pt" fo:letter-spacing="normal" fo:font-style="normal" fo:font-weight="normal" fo:background-color="transparent" style:font-size-asian="9pt" style:font-size-complex="9pt"/>
    </style:style>
    <style:style style:name="T98" style:family="text">
      <style:text-properties fo:font-variant="normal" fo:text-transform="none" fo:color="#000088" style:font-name="Source Code Pro" fo:font-size="9pt" fo:letter-spacing="normal" fo:font-style="normal" fo:font-weight="normal" fo:background-color="transparent" style:font-name-asian="Source Code Pro" style:font-size-asian="9pt" style:font-size-complex="9pt"/>
    </style:style>
    <style:style style:name="T99" style:family="text">
      <style:text-properties fo:font-variant="normal" fo:text-transform="none" fo:color="#000088" fo:letter-spacing="normal" fo:font-style="normal" fo:font-weight="normal" fo:background-color="transparent"/>
    </style:style>
    <style:style style:name="T100" style:family="text">
      <style:text-properties fo:font-variant="normal" fo:text-transform="none" fo:color="#880000" style:font-name="Menlo" fo:font-size="7.59999990463257pt" fo:letter-spacing="normal" fo:font-style="normal" fo:font-weight="normal" fo:background-color="transparent"/>
    </style:style>
    <style:style style:name="T101" style:family="text">
      <style:text-properties fo:font-variant="normal" fo:text-transform="none" fo:color="#880000" fo:letter-spacing="normal" fo:background-color="transparent" style:font-name-asian="Menlo" style:font-size-asian="7.59999990463257pt" style:font-style-asian="normal" style:font-weight-asian="normal"/>
    </style:style>
    <style:style style:name="T102" style:family="text">
      <style:text-properties fo:font-variant="normal" fo:text-transform="none" fo:color="#880000" fo:letter-spacing="normal" fo:background-color="transparent" style:font-size-asian="7.59999990463257pt" style:font-style-asian="normal" style:font-weight-asian="normal"/>
    </style:style>
    <style:style style:name="T103" style:family="text">
      <style:text-properties fo:font-variant="normal" fo:text-transform="none" fo:color="#880000" fo:font-size="7.59999990463257pt" fo:letter-spacing="normal" fo:font-style="normal" fo:font-weight="normal" fo:background-color="transparent"/>
    </style:style>
    <style:style style:name="T104" style:family="text">
      <style:text-properties fo:font-variant="normal" fo:text-transform="none" fo:color="#880000" style:font-name="SimSun" fo:font-size="7.59999990463257pt" fo:letter-spacing="normal" fo:font-style="normal" fo:font-weight="normal" fo:background-color="transparent" style:font-name-asian="SimSun"/>
    </style:style>
    <style:style style:name="T105" style:family="text">
      <style:text-properties fo:font-variant="normal" fo:text-transform="none" fo:color="#880000" style:font-name="SimSun" fo:letter-spacing="normal" fo:background-color="transparent" style:font-name-asian="SimSun" style:font-size-asian="7.59999990463257pt" style:font-style-asian="normal" style:font-weight-asian="normal"/>
    </style:style>
    <style:style style:name="T106" style:family="text">
      <style:text-properties fo:font-variant="normal" fo:text-transform="none" fo:color="#880000" style:font-name="SimSun" fo:letter-spacing="normal" fo:background-color="transparent" style:font-name-asian="SimSun" style:font-style-asian="normal" style:font-weight-asian="normal"/>
    </style:style>
    <style:style style:name="T107" style:family="text">
      <style:text-properties fo:font-variant="normal" fo:text-transform="none" fo:color="#880000" style:font-name="SimSun" fo:letter-spacing="normal" fo:font-style="normal" fo:font-weight="normal" fo:background-color="transparent" style:font-name-asian="SimSun"/>
    </style:style>
    <style:style style:name="T108" style:family="text">
      <style:text-properties fo:font-variant="normal" fo:text-transform="none" fo:color="#880000" style:font-name="SimSun" fo:font-size="10.5pt" fo:letter-spacing="normal" fo:font-style="normal" fo:font-weight="normal" fo:background-color="transparent" style:font-name-asian="SimSun" style:font-size-asian="10.5pt" style:font-size-complex="10.5pt"/>
    </style:style>
    <style:style style:name="T109" style:family="text">
      <style:text-properties fo:font-variant="normal" fo:text-transform="none" fo:color="#880000" style:font-name="SimSun" fo:font-size="10.5pt" fo:letter-spacing="normal" fo:background-color="transparent" style:font-name-asian="SimSun" style:font-size-asian="10.5pt" style:font-style-asian="normal" style:font-weight-asian="normal" style:font-size-complex="10.5pt"/>
    </style:style>
    <style:style style:name="T110" style:family="text">
      <style:text-properties fo:font-variant="normal" fo:text-transform="none" fo:color="#880000" style:font-name="SimSun" fo:font-size="12pt" fo:letter-spacing="normal" fo:font-style="normal" fo:font-weight="normal" fo:background-color="transparent" style:font-name-asian="SimSun" style:font-size-asian="12pt" style:font-size-complex="12pt"/>
    </style:style>
    <style:style style:name="T111" style:family="text">
      <style:text-properties fo:font-variant="normal" fo:text-transform="none" fo:color="#880000" style:font-name="SimSun" fo:font-size="12pt" fo:letter-spacing="normal" fo:background-color="transparent" style:font-name-asian="SimSun" style:font-size-asian="12pt" style:font-style-asian="normal" style:font-weight-asian="normal" style:font-size-complex="12pt"/>
    </style:style>
    <style:style style:name="T112" style:family="text">
      <style:text-properties fo:font-variant="normal" fo:text-transform="none" fo:color="#880000" style:font-name="SimSun" fo:font-size="9pt" fo:letter-spacing="normal" fo:font-style="normal" fo:font-weight="normal" fo:background-color="transparent" style:font-name-asian="SimSun" style:font-size-asian="9pt" style:font-size-complex="9pt"/>
    </style:style>
    <style:style style:name="T113" style:family="text">
      <style:text-properties fo:font-variant="normal" fo:text-transform="none" fo:color="#880000" style:font-name="SimSun" fo:font-size="9pt" fo:letter-spacing="normal" fo:background-color="transparent" style:font-name-asian="SimSun" style:font-size-asian="9pt" style:font-style-asian="normal" style:font-weight-asian="normal" style:font-size-complex="9pt"/>
    </style:style>
    <style:style style:name="T114" style:family="text">
      <style:text-properties fo:font-variant="normal" fo:text-transform="none" fo:color="#880000" fo:font-size="9pt" fo:letter-spacing="normal" fo:font-style="normal" fo:font-weight="normal" fo:background-color="transparent" style:font-size-asian="9pt" style:font-size-complex="9pt"/>
    </style:style>
    <style:style style:name="T115" style:family="text">
      <style:text-properties fo:font-variant="normal" fo:text-transform="none" fo:color="#880000" fo:font-size="9pt" fo:letter-spacing="normal" fo:background-color="transparent" style:font-size-asian="9pt" style:font-style-asian="normal" style:font-weight-asian="normal" style:font-size-complex="9pt"/>
    </style:style>
    <style:style style:name="T116" style:family="text">
      <style:text-properties fo:font-variant="normal" fo:text-transform="none" fo:color="#880000" style:font-name="Source Code Pro" fo:font-size="9pt" fo:letter-spacing="normal" fo:font-style="normal" fo:font-weight="normal" fo:background-color="transparent" style:font-name-asian="Source Code Pro" style:font-size-asian="9pt" style:font-size-complex="9pt"/>
    </style:style>
    <style:style style:name="T117" style:family="text">
      <style:text-properties fo:font-variant="normal" fo:text-transform="none" fo:color="#880000" style:font-name="Source Code Pro" fo:font-size="9pt" fo:letter-spacing="normal" fo:background-color="transparent" style:font-name-asian="Source Code Pro" style:font-size-asian="9pt" style:font-style-asian="normal" style:font-weight-asian="normal" style:font-size-complex="9pt"/>
    </style:style>
    <style:style style:name="T118" style:family="text">
      <style:text-properties fo:font-variant="normal" fo:text-transform="none" fo:color="#4f7fbc" style:font-name="Microsoft YaHei3" fo:font-size="14pt" fo:letter-spacing="normal" fo:font-style="normal" fo:font-weight="normal" fo:background-color="transparent" style:font-name-asian="Microsoft YaHei3" style:font-size-asian="11pt" style:font-size-complex="14pt"/>
    </style:style>
    <style:style style:name="T119" style:family="text">
      <style:text-properties style:font-name="SimSun" fo:font-size="12pt" style:font-name-asian="SimSun" style:font-size-asian="12pt" style:font-size-complex="12pt"/>
    </style:style>
    <style:style style:name="T120" style:family="text">
      <style:text-properties style:font-name="SimSun" fo:font-size="12pt" style:font-name-asian="SimSun" style:font-size-asian="12pt" style:language-asian="zh" style:country-asian="CN" style:font-size-complex="12pt"/>
    </style:style>
    <style:style style:name="T12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5"><text:span text:style-name="T2"><text:s/></text:span><text:span text:style-name="T121">中联润通工单系统与天津移动ESOP接口参考手册</text:span></text:p>
      <text:p text:style-name="P3"><text:span text:style-name="T5">（</text:span><text:span text:style-name="T5">版本</text:span><text:span text:style-name="T4"> </text:span><text:span text:style-name="T7">2014</text:span><text:span text:style-name="T6">-05-27</text:span><text:span text:style-name="T5">）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 text:c="3"/></text:p>
      <text:p text:style-name="Text_20_body"/>
      <text:p text:style-name="Text_20_body"/>
      <text:p text:style-name="Text_20_body"/>
      <text:h text:style-name="P30" text:outline-level="1"><text:bookmark-start text:name="__RefHeading__1994_1319551774"/><text:soft-page-break/>目录<text:bookmark-end text:name="__RefHeading__1994_1319551774"/></text:h>
      <text:table-of-content text:style-name="Sect1" text:protected="true" text:name="内容目录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36"><text:a xlink:type="simple" xlink:href="#__RefHeading__1994_1319551774">目录<text:tab/>1</text:a></text:p>
          <text:p text:style-name="P36"><text:a xlink:type="simple" xlink:href="#__RefHeading__1493_1319551774">1 <text:s/>简介<text:tab/>2</text:a></text:p>
          <text:p text:style-name="P37"><text:a xlink:type="simple" xlink:href="#__RefHeading__1607_1319551774" text:style-name="Internet_20_link" text:visited-style-name="Internet_20_link">1.1 术语表<text:tab/>2</text:a></text:p>
          <text:p text:style-name="P36"><text:a xlink:type="simple" xlink:href="#__RefHeading__1495_1319551774">2 调用方式<text:tab/>2</text:a></text:p>
          <text:p text:style-name="P37"><text:a xlink:type="simple" xlink:href="#__RefHeading__1619_1319551774" text:style-name="Internet_20_link" text:visited-style-name="Internet_20_link">2.1 字符编码 <text:tab/>3</text:a></text:p>
          <text:p text:style-name="P37"><text:a xlink:type="simple" xlink:href="#__RefHeading__1627_1319551774" text:style-name="Internet_20_link" text:visited-style-name="Internet_20_link">2.2 返回结果<text:tab/>3</text:a></text:p>
          <text:p text:style-name="P36"><text:a xlink:type="simple" xlink:href="#__RefHeading__1497_1319551774">3 接口说明<text:tab/>3</text:a></text:p>
          <text:p text:style-name="P37"><text:a xlink:type="simple" xlink:href="#__RefHeading__1635_1319551774" text:style-name="Internet_20_link" text:visited-style-name="Internet_20_link">3.1 中联工单系统接收ESOP业务开通、变更工单的接口<text:tab/>3</text:a></text:p>
          <text:p text:style-name="P38"><text:a xlink:type="simple" xlink:href="#__RefHeading__1639_1319551774" text:style-name="Internet_20_link" text:visited-style-name="Internet_20_link">3.2 ESOP接收中联工单系统对业务开通和变更工单处理结果的接口<text:tab/>6</text:a></text:p>
          <text:p text:style-name="P38"><text:a xlink:type="simple" xlink:href="#__RefHeading__3607_382368629" text:style-name="Internet_20_link" text:visited-style-name="Internet_20_link">3.3 中联工单系统接收ESOP业务撤销工单的接口<text:tab/>7</text:a></text:p>
          <text:p text:style-name="P38"><text:a xlink:type="simple" xlink:href="#__RefHeading__3810_382368629" text:style-name="Internet_20_link" text:visited-style-name="Internet_20_link">3.4 ESOP接收中联工单系统对业务撤销工单处理结果的接口<text:tab/>9</text:a></text:p>
          <text:p text:style-name="P38"><text:a xlink:type="simple" xlink:href="#__RefHeading__3812_382368629" text:style-name="Internet_20_link" text:visited-style-name="Internet_20_link">4. 备案流程说明<text:tab/>10</text:a></text:p>
        </text:index-body>
      </text:table-of-content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1493_1319551774"/><text:soft-page-break/>1 <text:s/><text:span text:style-name="T11">简介</text:span><text:bookmark-end text:name="__RefHeading__1493_1319551774"/></text:h>
      <text:p text:style-name="P6"><text:span text:style-name="T3">欢迎使用易云弹性计算服务。本文档定义了中联润通工单系统与天津移动ESOP系统对接的相关接口。</text:span></text:p>
      <text:h text:style-name="Heading_20_2" text:outline-level="2"><text:bookmark-start text:name="__RefHeading__1607_1319551774"/><text:span text:style-name="T14">1.</text:span><text:span text:style-name="T15">1 </text:span><text:span text:style-name="T16">术语表</text:span><text:bookmark-end text:name="__RefHeading__1607_1319551774"/></text:h>
      <text:p text:style-name="P27">中联润通工单系统,以下简称中联工单系统。</text:p>
      <text:p text:style-name="P6"><text:span text:style-name="T120">天津移动ESOP系统，以下简称ESOP。</text:span></text:p>
      <text:h text:style-name="P29" text:outline-level="1"><text:bookmark-start text:name="__RefHeading__1495_1319551774"/>2 调用方式<text:bookmark-end text:name="__RefHeading__1495_1319551774"/></text:h>
      <text:p text:style-name="P25">双方接口均采用HTTP方式发布，接受HTTP POST 请求。</text:p>
      <text:h text:style-name="P9" text:outline-level="2"><text:bookmark-start text:name="__RefHeading__1619_1319551774"/><text:bookmark text:name="_Toc255567296"/>2.1 <text:span text:style-name="T3">字符编码</text:span> <text:bookmark-end text:name="__RefHeading__1619_1319551774"/></text:h>
      <text:p text:style-name="Text_20_body"><text:span text:style-name="T9">请求及返回结果都使用</text:span> <text:span text:style-name="T8">UTF-8 </text:span><text:span text:style-name="T9">字符集进行编码。</text:span></text:p>
      <text:h text:style-name="P8" text:outline-level="2"><text:bookmark-start text:name="__RefHeading__1627_1319551774"/>2.2 返回结果<text:bookmark-end text:name="__RefHeading__1627_1319551774"/></text:h>
      <text:p text:style-name="Text_20_body">调用API 服务后返回数据采用统一格式。</text:p>
      <text:p text:style-name="Text_20_body">返回的HTTP 状态码为2xx,代表调用成功; </text:p>
      <text:p text:style-name="Text_20_body">返回 4xx 或 5xx 的 HTTP 状态码代表调用失败。</text:p>
      <text:p text:style-name="Text_20_body">调用成功返回的数据格式为XML。 本文档中的返回示例为了便于用户查看,做了格式化处理,实际返回结果是没有进行换行、缩进等处理的。</text:p>
      <text:h text:style-name="P29" text:outline-level="1"><text:bookmark-start text:name="__RefHeading__1497_1319551774"/>3 接口说明<text:bookmark-end text:name="__RefHeading__1497_1319551774"/></text:h>
      <text:h text:style-name="P8" text:outline-level="2"><text:bookmark-start text:name="__RefHeading__1635_1319551774"/>3.1 中联工单系统接收ESOP业务开通、变更工单的接口<text:bookmark-end text:name="__RefHeading__1635_1319551774"/></text:h>
      <text:p text:style-name="Text_20_body">调用方：ESOP</text:p>
      <text:p text:style-name="Text_20_body">说明：中联工单接收ESOP开通工单、变更工单的接口<text:span text:style-name="T18">。</text:span></text:p>
      <text:p text:style-name="Text_20_body"><text:span text:style-name="Source_20_Text"><text:span text:style-name="T44">工单类型 ticketType ：业务开通工单，业务变更工单。</text:span></text:span></text:p>
      <text:p text:style-name="P19">请求URL: http://&lt;IP待定&gt;/receiveAuTicket.do?xml=&lt;请求xml&gt;</text:p>
      <text:p text:style-name="P4">请求示例:</text:p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P11"><text:span text:style-name="Source_20_Text"><text:span text:style-name="T29">&lt;?</text:span></text:span><text:span text:style-name="Source_20_Text"><text:span text:style-name="T60">xml version</text:span></text:span><text:span text:style-name="Source_20_Text"><text:span text:style-name="T29">=</text:span></text:span><text:span text:style-name="Source_20_Text"><text:span text:style-name="T81">"1.0"</text:span></text:span><text:span text:style-name="Source_20_Text"><text:span text:style-name="T60"> encoding</text:span></text:span><text:span text:style-name="Source_20_Text"><text:span text:style-name="T29">=</text:span></text:span><text:span text:style-name="Source_20_Text"><text:span text:style-name="T81">"UTF-8"</text:span></text:span><text:span text:style-name="Source_20_Text"><text:span text:style-name="T29">?&gt;</text:span></text:span></text:p>
            <text:p text:style-name="P12"><text:span text:style-name="Source_20_Text"><text:span text:style-name="T95">&lt;ticket&gt;</text:span></text:span></text:p>
            <text:p text:style-name="P40"/>
            <text:p text:style-name="P12"><text:span text:style-name="Source_20_Text"><text:span text:style-name="T62"><text:s text:c="4"/></text:span></text:span><text:span text:style-name="Source_20_Text"><text:span text:style-name="T112">&lt;!-- </text:span></text:span><text:span text:style-name="Source_20_Text"><text:span text:style-name="T113">工单接收时间：</text:span></text:span><text:span text:style-name="Source_20_Text"><text:span text:style-name="T112">yyyy-MM-dd HH:mm:ss 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receiveTime&gt;</text:span></text:span><text:span text:style-name="Source_20_Text"><text:span text:style-name="T60">2014-06-08 10:30:00</text:span></text:span><text:span text:style-name="Source_20_Text"><text:span text:style-name="T95">&lt;/receiveTime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ticketId&gt;</text:span></text:span><text:span text:style-name="Source_20_Text"><text:span text:style-name="T60">xxxxxxxx</text:span></text:span><text:span text:style-name="Source_20_Text"><text:span text:style-name="T95">&lt;/ticketId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工单编号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ticketType&gt;</text:span></text:span><text:span text:style-name="Source_20_Text"><text:span text:style-name="T63">开通工单</text:span></text:span><text:span text:style-name="Source_20_Text"><text:span text:style-name="T95">&lt;/ticketType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工单类型 </text:span></text:span><text:span text:style-name="Source_20_Text"><text:span text:style-name="T112">--&gt;</text:span></text:span></text:p>
            <text:p text:style-name="P12"><text:span text:style-name="Source_20_Text"><text:span text:style-name="T95"><text:s text:c="5"/>&lt;ticketState&gt;</text:span></text:span><text:span text:style-name="Source_20_Text"><text:span text:style-name="T63">资源分配</text:span></text:span><text:span text:style-name="Source_20_Text"><text:span text:style-name="T95">&lt;/ticketState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工单状态 </text:span></text:span><text:span text:style-name="Source_20_Text"><text:span text:style-name="T112">--&gt;</text:span></text:span></text:p>
            <text:p text:style-name="P40"/>
            <text:p text:style-name="P12"><text:span text:style-name="Source_20_Text"><text:span text:style-name="T62"><text:s text:c="4"/></text:span></text:span><text:span text:style-name="Source_20_Text"><text:span text:style-name="T95">&lt;customerId&gt;</text:span></text:span><text:span text:style-name="Source_20_Text"><text:span text:style-name="T60">1</text:span></text:span><text:span text:style-name="Source_20_Text"><text:span text:style-name="T95">&lt;/customerId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客户编号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customerName&gt;</text:span></text:span><text:span text:style-name="Source_20_Text"><text:span text:style-name="T63">张三</text:span></text:span><text:span text:style-name="Source_20_Text"><text:span text:style-name="T95">&lt;/customerName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客户名称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customerAddress&gt;</text:span></text:span><text:span text:style-name="Source_20_Text"><text:span text:style-name="T63">这里是地址信息</text:span></text:span><text:span text:style-name="Source_20_Text"><text:span text:style-name="T95">&lt;/customerAddress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客户地址 </text:span></text:span><text:span text:style-name="Source_20_Text"><text:span text:style-name="T112">--&gt;</text:span></text:span><text:span text:style-name="Source_20_Text"><text:span text:style-name="T60"> </text:span></text:span></text:p>
            <text:p text:style-name="P12"><text:span text:style-name="Source_20_Text"><text:span text:style-name="T62"><text:s text:c="4"/></text:span></text:span><text:span text:style-name="Source_20_Text"><text:span text:style-name="T95">&lt;postalCode&gt;</text:span></text:span><text:span text:style-name="Source_20_Text"><text:span text:style-name="T60">100088</text:span></text:span><text:span text:style-name="Source_20_Text"><text:span text:style-name="T95">&lt;/postalCode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邮编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category&gt;</text:span></text:span><text:span text:style-name="Source_20_Text"><text:span text:style-name="T63">制造业</text:span></text:span><text:span text:style-name="Source_20_Text"><text:span text:style-name="T95">&lt;/category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所属行业 </text:span></text:span><text:span text:style-name="Source_20_Text"><text:span text:style-name="T112">--&gt;</text:span></text:span></text:p>
            <text:p text:style-name="P40"/>
            <text:p text:style-name="P12"><text:span text:style-name="Source_20_Text"><text:span text:style-name="T62"><text:s text:c="4"/></text:span></text:span><text:span text:style-name="Source_20_Text"><text:span text:style-name="T112">&lt;!-- </text:span></text:span><text:span text:style-name="Source_20_Text"><text:span text:style-name="T113">业务联系人 </text:span></text:span><text:span text:style-name="Source_20_Text"><text:span text:style-name="T112">--&gt;</text:span></text:span><text:span text:style-name="Source_20_Text"><text:span text:style-name="T60"> </text:span></text:span></text:p>
            <text:p text:style-name="P12"><text:span text:style-name="Source_20_Text"><text:span text:style-name="T62"><text:s text:c="4"/></text:span></text:span><text:span text:style-name="Source_20_Text"><text:span text:style-name="T95">&lt;businessContact&gt;</text:span></text:span><text:span text:style-name="Source_20_Text"><text:span text:style-name="T60"> </text:span></text:span></text:p>
            <text:p text:style-name="P12"><text:span text:style-name="Source_20_Text"><text:span text:style-name="T62"><text:s text:c="8"/></text:span></text:span><text:span text:style-name="Source_20_Text"><text:span text:style-name="T95">&lt;name&gt;</text:span></text:span><text:span text:style-name="Source_20_Text"><text:span text:style-name="T63">李四</text:span></text:span><text:span text:style-name="Source_20_Text"><text:span text:style-name="T95">&lt;/name&gt;</text:span></text:span><text:span text:style-name="Source_20_Text"><text:span text:style-name="T60"> <text:s text:c="2"/></text:span></text:span><text:span text:style-name="Source_20_Text"><text:span text:style-name="T112">&lt;!-- </text:span></text:span><text:span text:style-name="Source_20_Text"><text:span text:style-name="T113">姓名 </text:span></text:span><text:span text:style-name="Source_20_Text"><text:span text:style-name="T112">--&gt;</text:span></text:span><text:span text:style-name="Source_20_Text"><text:span text:style-name="T60"> </text:span></text:span></text:p>
            <text:p text:style-name="P12"><text:span text:style-name="Source_20_Text"><text:span text:style-name="T62"><text:s text:c="8"/></text:span></text:span><text:span text:style-name="Source_20_Text"><text:span text:style-name="T95">&lt;phone&gt;</text:span></text:span><text:span text:style-name="Source_20_Text"><text:span text:style-name="T60">13900126541</text:span></text:span><text:span text:style-name="Source_20_Text"><text:span text:style-name="T95">&lt;/phone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电话 </text:span></text:span><text:span text:style-name="Source_20_Text"><text:span text:style-name="T112">--&gt;</text:span></text:span><text:span text:style-name="Source_20_Text"><text:span text:style-name="T60"> </text:span></text:span></text:p>
            <text:p text:style-name="P12"><text:span text:style-name="Source_20_Text"><text:span text:style-name="T62"><text:s text:c="8"/></text:span></text:span><text:span text:style-name="Source_20_Text"><text:span text:style-name="T95">&lt;email&gt;</text:span></text:span><text:span text:style-name="Source_20_Text"><text:span text:style-name="T60">lisi@domain.com</text:span></text:span><text:span text:style-name="Source_20_Text"><text:span text:style-name="T95">&lt;/email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邮箱 </text:span></text:span><text:span text:style-name="Source_20_Text"><text:span text:style-name="T112">--&gt;</text:span></text:span><text:span text:style-name="Source_20_Text"><text:span text:style-name="T60"> </text:span></text:span></text:p>
            <text:p text:style-name="P12"><text:span text:style-name="Source_20_Text"><text:span text:style-name="T62"><text:s text:c="4"/></text:span></text:span><text:span text:style-name="Source_20_Text"><text:span text:style-name="T95">&lt;/businessContact&gt;</text:span></text:span></text:p>
            <text:p text:style-name="P40"/>
            <text:p text:style-name="P12"><text:span text:style-name="Source_20_Text"><text:span text:style-name="T62"><text:s text:c="4"/></text:span></text:span><text:span text:style-name="Source_20_Text"><text:span text:style-name="T112">&lt;!-- </text:span></text:span><text:span text:style-name="Source_20_Text"><text:span text:style-name="T113">技术联系人 </text:span></text:span><text:span text:style-name="Source_20_Text"><text:span text:style-name="T112">--&gt;</text:span></text:span><text:span text:style-name="Source_20_Text"><text:span text:style-name="T60"> </text:span></text:span></text:p>
            <text:p text:style-name="P12"><text:span text:style-name="Source_20_Text"><text:span text:style-name="T62"><text:s text:c="4"/></text:span></text:span><text:span text:style-name="Source_20_Text"><text:span text:style-name="T95">&lt;technicalContact&gt;</text:span></text:span><text:span text:style-name="Source_20_Text"><text:span text:style-name="T60"> </text:span></text:span></text:p>
            <text:p text:style-name="P12"><text:span text:style-name="Source_20_Text"><text:span text:style-name="T62"><text:s text:c="8"/></text:span></text:span><text:span text:style-name="Source_20_Text"><text:span text:style-name="T95">&lt;name&gt;</text:span></text:span><text:span text:style-name="Source_20_Text"><text:span text:style-name="T63">王五</text:span></text:span><text:span text:style-name="Source_20_Text"><text:span text:style-name="T95">&lt;/name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姓名 </text:span></text:span><text:span text:style-name="Source_20_Text"><text:span text:style-name="T112">--&gt;</text:span></text:span><text:span text:style-name="Source_20_Text"><text:span text:style-name="T60"> </text:span></text:span></text:p>
            <text:p text:style-name="P12"><text:span text:style-name="Source_20_Text"><text:span text:style-name="T62"><text:s text:c="8"/></text:span></text:span><text:span text:style-name="Source_20_Text"><text:span text:style-name="T95">&lt;phone&gt;</text:span></text:span><text:span text:style-name="Source_20_Text"><text:span text:style-name="T60">13900126542</text:span></text:span><text:span text:style-name="Source_20_Text"><text:span text:style-name="T95">&lt;/phone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电话 </text:span></text:span><text:span text:style-name="Source_20_Text"><text:span text:style-name="T112">--&gt;</text:span></text:span><text:span text:style-name="Source_20_Text"><text:span text:style-name="T60"> </text:span></text:span></text:p>
            <text:p text:style-name="P12"><text:span text:style-name="Source_20_Text"><text:span text:style-name="T62"><text:s text:c="8"/></text:span></text:span><text:span text:style-name="Source_20_Text"><text:span text:style-name="T95">&lt;email&gt;</text:span></text:span><text:span text:style-name="Source_20_Text"><text:span text:style-name="T60">wangwu@domain.com</text:span></text:span><text:span text:style-name="Source_20_Text"><text:span text:style-name="T95">&lt;/email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邮箱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/technicalContact&gt;</text:span></text:span></text:p>
            <text:p text:style-name="P40"/>
            <text:p text:style-name="P12"><text:span text:style-name="Source_20_Text"><text:span text:style-name="T62"><text:s text:c="4"/></text:span></text:span><text:span text:style-name="Source_20_Text"><text:span text:style-name="T112">&lt;!-- </text:span></text:span><text:span text:style-name="Source_20_Text"><text:span text:style-name="T113">客户经理 </text:span></text:span><text:span text:style-name="Source_20_Text"><text:span text:style-name="T112">--&gt;</text:span></text:span></text:p>
            <text:p text:style-name="P12"><text:soft-page-break/><text:span text:style-name="Source_20_Text"><text:span text:style-name="T62"><text:s text:c="4"/></text:span></text:span><text:span text:style-name="Source_20_Text"><text:span text:style-name="T95">&lt;customerManager&gt;</text:span></text:span><text:span text:style-name="Source_20_Text"><text:span text:style-name="T60"> <text:s/></text:span></text:span></text:p>
            <text:p text:style-name="P12"><text:span text:style-name="Source_20_Text"><text:span text:style-name="T62"><text:s text:c="8"/></text:span></text:span><text:span text:style-name="Source_20_Text"><text:span text:style-name="T95">&lt;name&gt;</text:span></text:span><text:span text:style-name="Source_20_Text"><text:span text:style-name="T63">赵九洲</text:span></text:span><text:span text:style-name="Source_20_Text"><text:span text:style-name="T95">&lt;/name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姓名 </text:span></text:span><text:span text:style-name="Source_20_Text"><text:span text:style-name="T112">--&gt;</text:span></text:span><text:span text:style-name="Source_20_Text"><text:span text:style-name="T60"> </text:span></text:span></text:p>
            <text:p text:style-name="P12"><text:span text:style-name="Source_20_Text"><text:span text:style-name="T62"><text:s text:c="8"/></text:span></text:span><text:span text:style-name="Source_20_Text"><text:span text:style-name="T95">&lt;phone&gt;</text:span></text:span><text:span text:style-name="Source_20_Text"><text:span text:style-name="T60">13900126543</text:span></text:span><text:span text:style-name="Source_20_Text"><text:span text:style-name="T95">&lt;/phone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电话 </text:span></text:span><text:span text:style-name="Source_20_Text"><text:span text:style-name="T112">--&gt;</text:span></text:span><text:span text:style-name="Source_20_Text"><text:span text:style-name="T60"> </text:span></text:span></text:p>
            <text:p text:style-name="P12"><text:span text:style-name="Source_20_Text"><text:span text:style-name="T62"><text:s text:c="8"/></text:span></text:span><text:span text:style-name="Source_20_Text"><text:span text:style-name="T95">&lt;email&gt;</text:span></text:span><text:span text:style-name="Source_20_Text"><text:span text:style-name="T60">zhaojiuzhou@domain.com</text:span></text:span><text:span text:style-name="Source_20_Text"><text:span text:style-name="T95">&lt;/email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邮箱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/customerManager&gt;</text:span></text:span></text:p>
            <text:p text:style-name="P40"/>
            <text:p text:style-name="P12"><text:span text:style-name="Source_20_Text"><text:span text:style-name="T62"><text:s text:c="4"/></text:span></text:span><text:span text:style-name="Source_20_Text"><text:span text:style-name="T112">&lt;!-- </text:span></text:span><text:span text:style-name="Source_20_Text"><text:span text:style-name="T113">产品信息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orderInfo&gt;</text:span></text:span></text:p>
            <text:p text:style-name="P12"><text:span text:style-name="Source_20_Text"><text:span text:style-name="T62"><text:s text:c="8"/></text:span></text:span><text:span text:style-name="Source_20_Text"><text:span text:style-name="T95">&lt;contractId&gt;</text:span></text:span><text:span text:style-name="Source_20_Text"><text:span text:style-name="T60">xxxxxx</text:span></text:span><text:span text:style-name="Source_20_Text"><text:span text:style-name="T95">&lt;/contractId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合同编号 </text:span></text:span><text:span text:style-name="Source_20_Text"><text:span text:style-name="T112">--&gt;</text:span></text:span></text:p>
            <text:p text:style-name="P12"><text:span text:style-name="Source_20_Text"><text:span text:style-name="T62"><text:s text:c="8"/></text:span></text:span><text:span text:style-name="Source_20_Text"><text:span text:style-name="T95">&lt;contractSignedDate&gt;</text:span></text:span><text:span text:style-name="Source_20_Text"><text:span text:style-name="T60">2014-06-07</text:span></text:span><text:span text:style-name="Source_20_Text"><text:span text:style-name="T95">&lt;/contractSignedDate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合同起始时间 </text:span></text:span><text:span text:style-name="Source_20_Text"><text:span text:style-name="T112">--&gt;</text:span></text:span></text:p>
            <text:p text:style-name="P12"><text:span text:style-name="Source_20_Text"><text:span text:style-name="T62"><text:s text:c="8"/></text:span></text:span><text:span text:style-name="Source_20_Text"><text:span text:style-name="T95">&lt;contractExpiredDate&gt;</text:span></text:span><text:span text:style-name="Source_20_Text"><text:span text:style-name="T60">2019-06-07</text:span></text:span><text:span text:style-name="Source_20_Text"><text:span text:style-name="T95">&lt;/contractExpiredDate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合同截止时间 </text:span></text:span><text:span text:style-name="Source_20_Text"><text:span text:style-name="T112">--&gt;</text:span></text:span></text:p>
            <text:p text:style-name="P12"><text:span text:style-name="Source_20_Text"><text:span text:style-name="T62"><text:s text:c="8"/></text:span></text:span><text:span text:style-name="Source_20_Text"><text:span text:style-name="T95">&lt;availableAt&gt;</text:span></text:span><text:span text:style-name="Source_20_Text"><text:span text:style-name="T60">2019-06-08</text:span></text:span><text:span text:style-name="Source_20_Text"><text:span text:style-name="T95">&lt;/availableAt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资源开通时间 </text:span></text:span><text:span text:style-name="Source_20_Text"><text:span text:style-name="T112">--&gt;</text:span></text:span></text:p>
            <text:p text:style-name="P12"><text:span text:style-name="Source_20_Text"><text:span text:style-name="T62"><text:s text:c="8"/></text:span></text:span><text:span text:style-name="Source_20_Text"><text:span text:style-name="T95">&lt;productType&gt;</text:span></text:span><text:span text:style-name="Source_20_Text"><text:span text:style-name="T63">专享云</text:span></text:span><text:span text:style-name="Source_20_Text"><text:span text:style-name="T95">&lt;/productType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产品类型 </text:span></text:span><text:span text:style-name="Source_20_Text"><text:span text:style-name="T112">--&gt;</text:span></text:span></text:p>
            <text:p text:style-name="P12"><text:span text:style-name="Source_20_Text"><text:span text:style-name="T62"><text:s text:c="8"/></text:span></text:span><text:span text:style-name="Source_20_Text"><text:span text:style-name="T95">&lt;forWebsite&gt;</text:span></text:span><text:span text:style-name="Source_20_Text"><text:span text:style-name="T60">yes</text:span></text:span><text:span text:style-name="Source_20_Text"><text:span text:style-name="T95">&lt;/forWebsite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是否做网站 </text:span></text:span><text:span text:style-name="Source_20_Text"><text:span text:style-name="T112">--&gt;</text:span></text:span></text:p>
            <text:p text:style-name="P12"><text:span text:style-name="Source_20_Text"><text:span text:style-name="T62"><text:s text:c="8"/></text:span></text:span><text:span text:style-name="Source_20_Text"><text:span text:style-name="T95">&lt;portsNeedToOpen&gt;</text:span></text:span><text:span text:style-name="Source_20_Text"><text:span text:style-name="T60">80,22,21</text:span></text:span><text:span text:style-name="Source_20_Text"><text:span text:style-name="T95">&lt;/portsNeedToOpen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要求开放端口</text:span></text:span><text:span text:style-name="Source_20_Text"><text:span text:style-name="T112">,</text:span></text:span><text:span text:style-name="Source_20_Text"><text:span text:style-name="T113">如有多个端口，请用英文半角的逗号分隔，形如：</text:span></text:span><text:span text:style-name="Source_20_Text"><text:span text:style-name="T112">22,21,80,8080 --&gt;</text:span></text:span></text:p>
            <text:p text:style-name="P12"><text:span text:style-name="Source_20_Text"><text:span text:style-name="T62"><text:s text:c="8"/></text:span></text:span><text:span text:style-name="Source_20_Text"><text:span text:style-name="T95">&lt;suite&gt;&lt;/suite&gt;</text:span></text:span><text:span text:style-name="Source_20_Text"><text:span text:style-name="T112">&lt;!-- </text:span></text:span><text:span text:style-name="Source_20_Text"><text:span text:style-name="T113">套餐 </text:span></text:span><text:span text:style-name="Source_20_Text"><text:span text:style-name="T112">--&gt;</text:span></text:span></text:p>
            <text:p text:style-name="P12"><text:span text:style-name="Source_20_Text"><text:span text:style-name="T62"><text:s text:c="8"/></text:span></text:span><text:span text:style-name="Source_20_Text"><text:span text:style-name="T95">&lt;discount&gt;&lt;/discount&gt;</text:span></text:span><text:span text:style-name="Source_20_Text"><text:span text:style-name="T112">&lt;!-- </text:span></text:span><text:span text:style-name="Source_20_Text"><text:span text:style-name="T113">折扣 </text:span></text:span><text:span text:style-name="Source_20_Text"><text:span text:style-name="T112">--&gt;</text:span></text:span></text:p>
            <text:p text:style-name="P12"><text:span text:style-name="Source_20_Text"><text:span text:style-name="T62"><text:s text:c="8"/></text:span></text:span><text:span text:style-name="Source_20_Text"><text:span text:style-name="T95">&lt;bandwidth&gt;&lt;/bandwidth&gt;</text:span></text:span><text:span text:style-name="Source_20_Text"><text:span text:style-name="T112">&lt;!-- </text:span></text:span><text:span text:style-name="Source_20_Text"><text:span text:style-name="T113">带宽 </text:span></text:span><text:span text:style-name="Source_20_Text"><text:span text:style-name="T112">--&gt;</text:span></text:span></text:p>
            <text:p text:style-name="P12"><text:span text:style-name="Source_20_Text"><text:span text:style-name="T62"><text:s text:c="8"/></text:span></text:span><text:span text:style-name="Source_20_Text"><text:span text:style-name="T95">&lt;ipCount&gt;&lt;/ipCount&gt;</text:span></text:span><text:span text:style-name="Source_20_Text"><text:span text:style-name="T112">&lt;!-- IP --&gt;</text:span></text:span></text:p>
            <text:p text:style-name="P12"><text:span text:style-name="Source_20_Text"><text:span text:style-name="T62"><text:s text:c="8"/></text:span></text:span><text:span text:style-name="Source_20_Text"><text:span text:style-name="T95">&lt;storage&gt;&lt;/storage&gt;</text:span></text:span><text:span text:style-name="Source_20_Text"><text:span text:style-name="T112">&lt;!-- </text:span></text:span><text:span text:style-name="Source_20_Text"><text:span text:style-name="T113">存储 </text:span></text:span><text:span text:style-name="Source_20_Text"><text:span text:style-name="T112">--&gt;</text:span></text:span></text:p>
            <text:p text:style-name="P12"><text:span text:style-name="Source_20_Text"><text:span text:style-name="T62"><text:s text:c="8"/></text:span></text:span><text:span text:style-name="Source_20_Text"><text:span text:style-name="T95">&lt;snapshot&gt;&lt;/snapshot&gt;</text:span></text:span><text:span text:style-name="Source_20_Text"><text:span text:style-name="T112">&lt;!-- </text:span></text:span><text:span text:style-name="Source_20_Text"><text:span text:style-name="T113">快照 </text:span></text:span><text:span text:style-name="Source_20_Text"><text:span text:style-name="T112">--&gt;</text:span></text:span></text:p>
            <text:p text:style-name="P12"><text:span text:style-name="Source_20_Text"><text:span text:style-name="T62"><text:s text:c="8"/></text:span></text:span><text:span text:style-name="Source_20_Text"><text:span text:style-name="T95">&lt;ha&gt;&lt;/ha&gt;</text:span></text:span><text:span text:style-name="Source_20_Text"><text:span text:style-name="T112">&lt;!-- </text:span></text:span><text:span text:style-name="Source_20_Text"><text:span text:style-name="T113">主机保护 </text:span></text:span><text:span text:style-name="Source_20_Text"><text:span text:style-name="T112">--&gt;</text:span></text:span></text:p>
            <text:p text:style-name="P12"><text:span text:style-name="Source_20_Text"><text:span text:style-name="T62"><text:s text:c="8"/></text:span></text:span><text:span text:style-name="Source_20_Text"><text:span text:style-name="T95">&lt;memo&gt;&lt;/memo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工单备注</text:span></text:span><text:span text:style-name="Source_20_Text"><text:span text:style-name="T112">-</text:span></text:span><text:span text:style-name="Source_20_Text"><text:span text:style-name="T113">移动 </text:span></text:span><text:span text:style-name="Source_20_Text"><text:span text:style-name="T112">--&gt;</text:span></text:span></text:p>
            <text:p text:style-name="P12"><text:span text:style-name="Source_20_Text"><text:span text:style-name="T62"><text:s text:c="8"/></text:span></text:span><text:span text:style-name="Source_20_Text"><text:span text:style-name="T95">&lt;filingNo&gt;&lt;/filingNo&gt;</text:span></text:span><text:span text:style-name="Source_20_Text"><text:span text:style-name="T112">&lt;!-- </text:span></text:span><text:span text:style-name="Source_20_Text"><text:span text:style-name="T113">备案号 </text:span></text:span><text:span text:style-name="Source_20_Text"><text:span text:style-name="T112">--&gt;</text:span></text:span></text:p>
            <text:p text:style-name="P12"><text:span text:style-name="Source_20_Text"><text:span text:style-name="T62"><text:s text:c="8"/></text:span></text:span><text:span text:style-name="Source_20_Text"><text:span text:style-name="T95">&lt;filingIp&gt;&lt;/filingIp&gt;</text:span></text:span><text:span text:style-name="Source_20_Text"><text:span text:style-name="T112">&lt;!-- </text:span></text:span><text:span text:style-name="Source_20_Text"><text:span text:style-name="T113">备案</text:span></text:span><text:span text:style-name="Source_20_Text"><text:span text:style-name="T112">IP --&gt;</text:span></text:span></text:p>
            <text:p text:style-name="P12"><text:span text:style-name="Source_20_Text"><text:span text:style-name="T62"><text:s text:c="8"/></text:span></text:span><text:span text:style-name="Source_20_Text"><text:span text:style-name="T95">&lt;filingDomain&gt;&lt;/filingDomain&gt;</text:span></text:span><text:span text:style-name="Source_20_Text"><text:span text:style-name="T112">&lt;!-- </text:span></text:span><text:span text:style-name="Source_20_Text"><text:span text:style-name="T113">备案域名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/orderInfo&gt;</text:span></text:span></text:p>
            <text:p text:style-name="P12"><text:span text:style-name="Source_20_Text"><text:span text:style-name="T95">&lt;/ticket&gt;</text:span></text:span></text:p>
          </table:table-cell>
        </table:table-row>
      </table:table>
      <text:p text:style-name="P4"><text:s/></text:p>
      <text:p text:style-name="P4"><text:soft-page-break/>返回示例 </text:p>
      <text:p text:style-name="Text_20_body"><text:span text:style-name="T12">XML </text:span><text:span text:style-name="T10">格式</text:span><text:span text:style-name="T1">: </text:span></text:p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P10"><text:span text:style-name="Source_20_Text"><text:span text:style-name="T30">&lt;?</text:span></text:span><text:span text:style-name="Source_20_Text"><text:span text:style-name="T61">xml version</text:span></text:span><text:span text:style-name="Source_20_Text"><text:span text:style-name="T30">=</text:span></text:span><text:span text:style-name="Source_20_Text"><text:span text:style-name="T82">"1.0"</text:span></text:span><text:span text:style-name="Source_20_Text"><text:span text:style-name="T61"> encoding</text:span></text:span><text:span text:style-name="Source_20_Text"><text:span text:style-name="T30">=</text:span></text:span><text:span text:style-name="Source_20_Text"><text:span text:style-name="T82">"UTF-8"</text:span></text:span><text:span text:style-name="Source_20_Text"><text:span text:style-name="T30">?&gt;</text:span></text:span></text:p>
            <text:p text:style-name="P12"><text:span text:style-name="Source_20_Text"><text:span text:style-name="T96">&lt;ticketResponse&gt;</text:span></text:span></text:p>
            <text:p text:style-name="P12"><text:span text:style-name="Source_20_Text"><text:span text:style-name="T64"><text:s text:c="4"/></text:span></text:span><text:span text:style-name="Source_20_Text"><text:span text:style-name="T96">&lt;code&gt;</text:span></text:span><text:span text:style-name="Source_20_Text"><text:span text:style-name="T61">0</text:span></text:span><text:span text:style-name="Source_20_Text"><text:span text:style-name="T96">&lt;/code&gt;</text:span></text:span></text:p>
            <text:p text:style-name="P12"><text:span text:style-name="Source_20_Text"><text:span text:style-name="T64"><text:s text:c="4"/></text:span></text:span><text:span text:style-name="Source_20_Text"><text:span text:style-name="T96">&lt;message&gt;</text:span></text:span><text:span text:style-name="Source_20_Text"><text:span text:style-name="T61">ticket received</text:span></text:span><text:span text:style-name="Source_20_Text"><text:span text:style-name="T96">&lt;/message&gt;</text:span></text:span></text:p>
            <text:p text:style-name="P12"><text:span text:style-name="Source_20_Text"><text:span text:style-name="T96">&lt;/ticketResponse&gt;</text:span></text:span></text:p>
          </table:table-cell>
        </table:table-row>
      </table:table>
      <text:h text:style-name="P7" text:outline-level="3"/>
      <text:h text:style-name="P7" text:outline-level="3"><text:bookmark-start text:name="__RefHeading__1639_1319551774"/>3.2 ESOP接收中联工单系统对业务开通和变更工单处理结果的接口<text:bookmark-end text:name="__RefHeading__1639_1319551774"/></text:h>
      <text:p text:style-name="Text_20_body">调用方：中联工单系统</text:p>
      <text:p text:style-name="P5">说明：<text:span text:style-name="T119">需要备案的工单，中联工单系统分配IP后调用此接口，并置工单状态</text:span><text:span text:style-name="Source_20_Text"><text:span text:style-name="T93">ticketState </text:span></text:span><text:span text:style-name="T119">为“</text:span><text:span text:style-name="Source_20_Text"><text:span text:style-name="T48">资源已分配，等候备案</text:span></text:span><text:span text:style-name="T119">”。</text:span></text:p>
      <text:p text:style-name="P5"><text:span text:style-name="T119">在客户备案完成后，ESOP把工单返回中联，中联工单系统开放80端口后，再次请求此接口，并置工单状态</text:span><text:span text:style-name="Source_20_Text"><text:span text:style-name="T93">ticketState </text:span></text:span><text:span text:style-name="T119">为“</text:span><text:span text:style-name="Source_20_Text"><text:span text:style-name="T48">端口已开放</text:span></text:span><text:span text:style-name="T119">”。</text:span></text:p>
      <text:p text:style-name="P23">请求URL: http://&lt;URL由ESOP确定&gt;?xml=&lt;请求xml&gt;</text:p>
      <text:p text:style-name="P14">请求示例: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1"><text:span text:style-name="Source_20_Text"><text:span text:style-name="T29">&lt;?</text:span></text:span><text:span text:style-name="Source_20_Text"><text:span text:style-name="T60">xml version</text:span></text:span><text:span text:style-name="Source_20_Text"><text:span text:style-name="T29">=</text:span></text:span><text:span text:style-name="Source_20_Text"><text:span text:style-name="T81">"1.0"</text:span></text:span><text:span text:style-name="Source_20_Text"><text:span text:style-name="T60"> encoding</text:span></text:span><text:span text:style-name="Source_20_Text"><text:span text:style-name="T29">=</text:span></text:span><text:span text:style-name="Source_20_Text"><text:span text:style-name="T81">"UTF-8"</text:span></text:span><text:span text:style-name="Source_20_Text"><text:span text:style-name="T29">?&gt;</text:span></text:span></text:p>
            <text:p text:style-name="P12"><text:span text:style-name="Source_20_Text"><text:span text:style-name="T95">&lt;processResult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ticketId&gt;</text:span></text:span><text:span text:style-name="Source_20_Text"><text:span text:style-name="T63">工单编号</text:span></text:span><text:span text:style-name="Source_20_Text"><text:span text:style-name="T95">&lt;/ticketId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工单编号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customerId&gt;</text:span></text:span><text:span text:style-name="Source_20_Text"><text:span text:style-name="T60">1</text:span></text:span><text:span text:style-name="Source_20_Text"><text:span text:style-name="T95">&lt;/customerId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客户编号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ticketState&gt;</text:span></text:span><text:span text:style-name="Source_20_Text"><text:span text:style-name="T63">资源已分配，等候备案</text:span></text:span><text:span text:style-name="Source_20_Text"><text:span text:style-name="T95">&lt;/ticketState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工单状态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loginUrl&gt;</text:span></text:span><text:span text:style-name="Source_20_Text"><text:span text:style-name="T60">http://xxx.xxx.xxx/login.htm</text:span></text:span><text:span text:style-name="Source_20_Text"><text:span text:style-name="T95">&lt;/loginUrl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登录云平台的</text:span></text:span><text:span text:style-name="Source_20_Text"><text:span text:style-name="T112">URL 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cloudPlatform&gt;</text:span></text:span><text:span text:style-name="Source_20_Text"><text:span text:style-name="T63">天津</text:span></text:span><text:span text:style-name="Source_20_Text"><text:span text:style-name="T95">&lt;/cloudPlatform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所属云平台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openedPorts&gt;</text:span></text:span><text:span text:style-name="Source_20_Text"><text:span text:style-name="T60">22,21</text:span></text:span><text:span text:style-name="Source_20_Text"><text:span text:style-name="T95">&lt;/openedPorts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已开放的端口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ip&gt;</text:span></text:span><text:span text:style-name="Source_20_Text"><text:span text:style-name="T60">192.168.1.234,192.168.1.235</text:span></text:span><text:span text:style-name="Source_20_Text"><text:span text:style-name="T95">&lt;/ip&gt;</text:span></text:span><text:span text:style-name="Source_20_Text"><text:span text:style-name="T60"> </text:span></text:span><text:span text:style-name="Source_20_Text"><text:span text:style-name="T112">&lt;!-- IP</text:span></text:span><text:span text:style-name="Source_20_Text"><text:span text:style-name="T113">地址：形如：</text:span></text:span><text:span text:style-name="Source_20_Text"><text:span text:style-name="T112">192.168.1.100-192.168.1.199</text:span></text:span><text:span text:style-name="Source_20_Text"><text:span text:style-name="T113">。不连续的</text:span></text:span><text:span text:style-name="Source_20_Text"><text:span text:style-name="T112">IP</text:span></text:span><text:span text:style-name="Source_20_Text"><text:span text:style-name="T113">地址，请用英文半角的逗号分隔，形如：</text:span></text:span><text:span text:style-name="Source_20_Text"><text:span text:style-name="T112">192.168.1.234,192.168.1.235,192.168.1.236 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username&gt;&lt;/username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登录云平台用户名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password&gt;&lt;password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密码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keys&gt;&lt;keys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可创建密钥（个） </text:span></text:span><text:span text:style-name="Source_20_Text"><text:span text:style-name="T112">--&gt;</text:span></text:span></text:p>
            <text:p text:style-name="P12"><text:soft-page-break/><text:span text:style-name="Source_20_Text"><text:span text:style-name="T62"><text:s text:c="4"/></text:span></text:span><text:span text:style-name="Source_20_Text"><text:span text:style-name="T95">&lt;secureGroups&gt;&lt;secureGroups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网络虚拟防火墙（个）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memo&gt;&lt;momo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工单备注 </text:span></text:span><text:span text:style-name="Source_20_Text"><text:span text:style-name="T112">--&gt;</text:span></text:span></text:p>
            <text:p text:style-name="P12"><text:span text:style-name="Source_20_Text"><text:span text:style-name="T95">&lt;/processResult&gt;</text:span></text:span></text:p>
          </table:table-cell>
        </table:table-row>
      </table:table>
      <text:p text:style-name="P21"/>
      <text:h text:style-name="P32" text:outline-level="3"><text:bookmark-start text:name="__RefHeading__3607_382368629"/>3.3 <text:span text:style-name="T17">中联工单系统接收ESOP业务撤销工单的接口</text:span><text:bookmark-end text:name="__RefHeading__3607_382368629"/></text:h>
      <text:p text:style-name="P15">调用方：ESOP</text:p>
      <text:p text:style-name="P15">说明：中联工单系统通过此接口接收ESOP业务撤销工单。</text:p>
      <text:p text:style-name="P14">请求URL: /receiveTbTicket.do?xml=</text:p>
      <text:p text:style-name="P4">请求示例: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1"><text:span text:style-name="Source_20_Text"><text:span text:style-name="T29">&lt;?</text:span></text:span><text:span text:style-name="Source_20_Text"><text:span text:style-name="T60">xml version</text:span></text:span><text:span text:style-name="Source_20_Text"><text:span text:style-name="T29">=</text:span></text:span><text:span text:style-name="Source_20_Text"><text:span text:style-name="T81">"1.0"</text:span></text:span><text:span text:style-name="Source_20_Text"><text:span text:style-name="T60"> encoding</text:span></text:span><text:span text:style-name="Source_20_Text"><text:span text:style-name="T29">=</text:span></text:span><text:span text:style-name="Source_20_Text"><text:span text:style-name="T81">"UTF-8"</text:span></text:span><text:span text:style-name="Source_20_Text"><text:span text:style-name="T29">?&gt;</text:span></text:span></text:p>
            <text:p text:style-name="P12"><text:span text:style-name="Source_20_Text"><text:span text:style-name="T95">&lt;ticket&gt;</text:span></text:span></text:p>
            <text:p text:style-name="P12"><text:span text:style-name="Source_20_Text"><text:span text:style-name="T62"><text:s text:c="4"/></text:span></text:span><text:span text:style-name="Source_20_Text"><text:span text:style-name="T112">&lt;!-- </text:span></text:span><text:span text:style-name="Source_20_Text"><text:span text:style-name="T113">工单接收时间：</text:span></text:span><text:span text:style-name="Source_20_Text"><text:span text:style-name="T112">yyyy-MM-dd HH:mm:ss 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receiveTime&gt;</text:span></text:span><text:span text:style-name="Source_20_Text"><text:span text:style-name="T60">2014-06-08 10:30:00</text:span></text:span><text:span text:style-name="Source_20_Text"><text:span text:style-name="T95">&lt;/receiveTime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ticketId&gt;</text:span></text:span><text:span text:style-name="Source_20_Text"><text:span text:style-name="T60">xxxxxxxx</text:span></text:span><text:span text:style-name="Source_20_Text"><text:span text:style-name="T95">&lt;/ticketId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工单编号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ticketType&gt;</text:span></text:span><text:span text:style-name="Source_20_Text"><text:span text:style-name="T63">业务撤销工单</text:span></text:span><text:span text:style-name="Source_20_Text"><text:span text:style-name="T95">&lt;/ticketType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工单类型 </text:span></text:span><text:span text:style-name="Source_20_Text"><text:span text:style-name="T112">--&gt;</text:span></text:span></text:p>
            <text:p text:style-name="P40"/>
            <text:p text:style-name="P12"><text:span text:style-name="Source_20_Text"><text:span text:style-name="T62"><text:s text:c="4"/></text:span></text:span><text:span text:style-name="Source_20_Text"><text:span text:style-name="T95">&lt;customerId&gt;</text:span></text:span><text:span text:style-name="Source_20_Text"><text:span text:style-name="T60">1</text:span></text:span><text:span text:style-name="Source_20_Text"><text:span text:style-name="T95">&lt;/customerId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客户编号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customerName&gt;</text:span></text:span><text:span text:style-name="Source_20_Text"><text:span text:style-name="T63">张三</text:span></text:span><text:span text:style-name="Source_20_Text"><text:span text:style-name="T95">&lt;/customerName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客户名称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customerAddress&gt;</text:span></text:span><text:span text:style-name="Source_20_Text"><text:span text:style-name="T63">这里是地址信息</text:span></text:span><text:span text:style-name="Source_20_Text"><text:span text:style-name="T95">&lt;/customerAddress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客户地址 </text:span></text:span><text:span text:style-name="Source_20_Text"><text:span text:style-name="T112">--&gt;</text:span></text:span><text:span text:style-name="Source_20_Text"><text:span text:style-name="T60"> </text:span></text:span></text:p>
            <text:p text:style-name="P12"><text:span text:style-name="Source_20_Text"><text:span text:style-name="T62"><text:s text:c="4"/></text:span></text:span><text:span text:style-name="Source_20_Text"><text:span text:style-name="T95">&lt;postalCode&gt;</text:span></text:span><text:span text:style-name="Source_20_Text"><text:span text:style-name="T60">100088</text:span></text:span><text:span text:style-name="Source_20_Text"><text:span text:style-name="T95">&lt;/postalCode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邮编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category&gt;</text:span></text:span><text:span text:style-name="Source_20_Text"><text:span text:style-name="T63">制造业</text:span></text:span><text:span text:style-name="Source_20_Text"><text:span text:style-name="T95">&lt;/category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所属行业 </text:span></text:span><text:span text:style-name="Source_20_Text"><text:span text:style-name="T112">--&gt;</text:span></text:span></text:p>
            <text:p text:style-name="P40"/>
            <text:p text:style-name="P12"><text:span text:style-name="Source_20_Text"><text:span text:style-name="T62"><text:s text:c="4"/></text:span></text:span><text:span text:style-name="Source_20_Text"><text:span text:style-name="T112">&lt;!-- </text:span></text:span><text:span text:style-name="Source_20_Text"><text:span text:style-name="T113">业务联系人 </text:span></text:span><text:span text:style-name="Source_20_Text"><text:span text:style-name="T112">--&gt;</text:span></text:span><text:span text:style-name="Source_20_Text"><text:span text:style-name="T60"> </text:span></text:span></text:p>
            <text:p text:style-name="P12"><text:span text:style-name="Source_20_Text"><text:span text:style-name="T62"><text:s text:c="4"/></text:span></text:span><text:span text:style-name="Source_20_Text"><text:span text:style-name="T95">&lt;businessContact&gt;</text:span></text:span><text:span text:style-name="Source_20_Text"><text:span text:style-name="T60"> </text:span></text:span></text:p>
            <text:p text:style-name="P12"><text:span text:style-name="Source_20_Text"><text:span text:style-name="T62"><text:s text:c="8"/></text:span></text:span><text:span text:style-name="Source_20_Text"><text:span text:style-name="T95">&lt;name&gt;</text:span></text:span><text:span text:style-name="Source_20_Text"><text:span text:style-name="T63">李四</text:span></text:span><text:span text:style-name="Source_20_Text"><text:span text:style-name="T95">&lt;/name&gt;</text:span></text:span><text:span text:style-name="Source_20_Text"><text:span text:style-name="T60"> <text:s text:c="2"/></text:span></text:span><text:span text:style-name="Source_20_Text"><text:span text:style-name="T112">&lt;!-- </text:span></text:span><text:span text:style-name="Source_20_Text"><text:span text:style-name="T113">姓名 </text:span></text:span><text:span text:style-name="Source_20_Text"><text:span text:style-name="T112">--&gt;</text:span></text:span><text:span text:style-name="Source_20_Text"><text:span text:style-name="T60"> </text:span></text:span></text:p>
            <text:p text:style-name="P12"><text:span text:style-name="Source_20_Text"><text:span text:style-name="T62"><text:s text:c="8"/></text:span></text:span><text:span text:style-name="Source_20_Text"><text:span text:style-name="T95">&lt;phone&gt;</text:span></text:span><text:span text:style-name="Source_20_Text"><text:span text:style-name="T60">13900126541</text:span></text:span><text:span text:style-name="Source_20_Text"><text:span text:style-name="T95">&lt;/phone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电话 </text:span></text:span><text:span text:style-name="Source_20_Text"><text:span text:style-name="T112">--&gt;</text:span></text:span><text:span text:style-name="Source_20_Text"><text:span text:style-name="T60"> </text:span></text:span></text:p>
            <text:p text:style-name="P12"><text:span text:style-name="Source_20_Text"><text:span text:style-name="T62"><text:s text:c="8"/></text:span></text:span><text:span text:style-name="Source_20_Text"><text:span text:style-name="T95">&lt;email&gt;</text:span></text:span><text:span text:style-name="Source_20_Text"><text:span text:style-name="T60">lisi@domain.com</text:span></text:span><text:span text:style-name="Source_20_Text"><text:span text:style-name="T95">&lt;/email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邮箱 </text:span></text:span><text:span text:style-name="Source_20_Text"><text:span text:style-name="T112">--&gt;</text:span></text:span><text:span text:style-name="Source_20_Text"><text:span text:style-name="T60"> </text:span></text:span></text:p>
            <text:p text:style-name="P12"><text:span text:style-name="Source_20_Text"><text:span text:style-name="T62"><text:s text:c="4"/></text:span></text:span><text:span text:style-name="Source_20_Text"><text:span text:style-name="T95">&lt;/businessContact&gt;</text:span></text:span></text:p>
            <text:p text:style-name="P40"><text:soft-page-break/></text:p>
            <text:p text:style-name="P12"><text:span text:style-name="Source_20_Text"><text:span text:style-name="T62"><text:s text:c="4"/></text:span></text:span><text:span text:style-name="Source_20_Text"><text:span text:style-name="T112">&lt;!-- </text:span></text:span><text:span text:style-name="Source_20_Text"><text:span text:style-name="T113">技术联系人 </text:span></text:span><text:span text:style-name="Source_20_Text"><text:span text:style-name="T112">--&gt;</text:span></text:span><text:span text:style-name="Source_20_Text"><text:span text:style-name="T60"> </text:span></text:span></text:p>
            <text:p text:style-name="P12"><text:span text:style-name="Source_20_Text"><text:span text:style-name="T62"><text:s text:c="4"/></text:span></text:span><text:span text:style-name="Source_20_Text"><text:span text:style-name="T95">&lt;technicalContact&gt;</text:span></text:span><text:span text:style-name="Source_20_Text"><text:span text:style-name="T60"> </text:span></text:span></text:p>
            <text:p text:style-name="P12"><text:span text:style-name="Source_20_Text"><text:span text:style-name="T62"><text:s text:c="8"/></text:span></text:span><text:span text:style-name="Source_20_Text"><text:span text:style-name="T95">&lt;name&gt;</text:span></text:span><text:span text:style-name="Source_20_Text"><text:span text:style-name="T63">王五</text:span></text:span><text:span text:style-name="Source_20_Text"><text:span text:style-name="T95">&lt;/name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姓名 </text:span></text:span><text:span text:style-name="Source_20_Text"><text:span text:style-name="T112">--&gt;</text:span></text:span><text:span text:style-name="Source_20_Text"><text:span text:style-name="T60"> </text:span></text:span></text:p>
            <text:p text:style-name="P12"><text:span text:style-name="Source_20_Text"><text:span text:style-name="T62"><text:s text:c="8"/></text:span></text:span><text:span text:style-name="Source_20_Text"><text:span text:style-name="T95">&lt;phone&gt;</text:span></text:span><text:span text:style-name="Source_20_Text"><text:span text:style-name="T60">13900126542</text:span></text:span><text:span text:style-name="Source_20_Text"><text:span text:style-name="T95">&lt;/phone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电话 </text:span></text:span><text:span text:style-name="Source_20_Text"><text:span text:style-name="T112">--&gt;</text:span></text:span><text:span text:style-name="Source_20_Text"><text:span text:style-name="T60"> </text:span></text:span></text:p>
            <text:p text:style-name="P12"><text:span text:style-name="Source_20_Text"><text:span text:style-name="T62"><text:s text:c="8"/></text:span></text:span><text:span text:style-name="Source_20_Text"><text:span text:style-name="T95">&lt;email&gt;</text:span></text:span><text:span text:style-name="Source_20_Text"><text:span text:style-name="T60">wangwu@domain.com</text:span></text:span><text:span text:style-name="Source_20_Text"><text:span text:style-name="T95">&lt;/email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邮箱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/technicalContact&gt;</text:span></text:span></text:p>
            <text:p text:style-name="P40"/>
            <text:p text:style-name="P12"><text:span text:style-name="Source_20_Text"><text:span text:style-name="T62"><text:s text:c="4"/></text:span></text:span><text:span text:style-name="Source_20_Text"><text:span text:style-name="T112">&lt;!-- </text:span></text:span><text:span text:style-name="Source_20_Text"><text:span text:style-name="T113">客户经理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customerManager&gt;</text:span></text:span><text:span text:style-name="Source_20_Text"><text:span text:style-name="T60"> <text:s/></text:span></text:span></text:p>
            <text:p text:style-name="P12"><text:span text:style-name="Source_20_Text"><text:span text:style-name="T62"><text:s text:c="8"/></text:span></text:span><text:span text:style-name="Source_20_Text"><text:span text:style-name="T95">&lt;name&gt;</text:span></text:span><text:span text:style-name="Source_20_Text"><text:span text:style-name="T63">赵九洲</text:span></text:span><text:span text:style-name="Source_20_Text"><text:span text:style-name="T95">&lt;/name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姓名 </text:span></text:span><text:span text:style-name="Source_20_Text"><text:span text:style-name="T112">--&gt;</text:span></text:span><text:span text:style-name="Source_20_Text"><text:span text:style-name="T60"> </text:span></text:span></text:p>
            <text:p text:style-name="P12"><text:span text:style-name="Source_20_Text"><text:span text:style-name="T62"><text:s text:c="8"/></text:span></text:span><text:span text:style-name="Source_20_Text"><text:span text:style-name="T95">&lt;phone&gt;</text:span></text:span><text:span text:style-name="Source_20_Text"><text:span text:style-name="T60">13900126543</text:span></text:span><text:span text:style-name="Source_20_Text"><text:span text:style-name="T95">&lt;/phone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电话 </text:span></text:span><text:span text:style-name="Source_20_Text"><text:span text:style-name="T112">--&gt;</text:span></text:span><text:span text:style-name="Source_20_Text"><text:span text:style-name="T60"> </text:span></text:span></text:p>
            <text:p text:style-name="P12"><text:span text:style-name="Source_20_Text"><text:span text:style-name="T62"><text:s text:c="8"/></text:span></text:span><text:span text:style-name="Source_20_Text"><text:span text:style-name="T95">&lt;email&gt;</text:span></text:span><text:span text:style-name="Source_20_Text"><text:span text:style-name="T60">zhaojiuzhou@domain.com</text:span></text:span><text:span text:style-name="Source_20_Text"><text:span text:style-name="T95">&lt;/email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邮箱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/customerManager&gt;</text:span></text:span></text:p>
            <text:p text:style-name="P40"/>
            <text:p text:style-name="P12"><text:span text:style-name="Source_20_Text"><text:span text:style-name="T62"><text:s text:c="4"/></text:span></text:span><text:span text:style-name="Source_20_Text"><text:span text:style-name="T112">&lt;!-- </text:span></text:span><text:span text:style-name="Source_20_Text"><text:span text:style-name="T113">产品信息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orderInfo&gt;</text:span></text:span></text:p>
            <text:p text:style-name="P12"><text:span text:style-name="Source_20_Text"><text:span text:style-name="T62"><text:s text:c="8"/></text:span></text:span><text:span text:style-name="Source_20_Text"><text:span text:style-name="T95">&lt;isFeesOwed&gt;</text:span></text:span><text:span text:style-name="Source_20_Text"><text:span text:style-name="T60">no</text:span></text:span><text:span text:style-name="Source_20_Text"><text:span text:style-name="T95">&lt;/isFeesOwed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是否欠费：</text:span></text:span><text:span text:style-name="Source_20_Text"><text:span text:style-name="T112">yes/no --&gt;</text:span></text:span></text:p>
            <text:p text:style-name="P12"><text:span text:style-name="Source_20_Text"><text:span text:style-name="T62"><text:s text:c="8"/></text:span></text:span><text:span text:style-name="Source_20_Text"><text:span text:style-name="T95">&lt;closeTime&gt;</text:span></text:span><text:span text:style-name="Source_20_Text"><text:span text:style-name="T60">2014-06-07</text:span></text:span><text:span text:style-name="Source_20_Text"><text:span text:style-name="T95">&lt;/closeTime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撤销时间 </text:span></text:span><text:span text:style-name="Source_20_Text"><text:span text:style-name="T112">--&gt;</text:span></text:span></text:p>
            <text:p text:style-name="P12"><text:span text:style-name="Source_20_Text"><text:span text:style-name="T62"><text:s text:c="8"/></text:span></text:span><text:span text:style-name="Source_20_Text"><text:span text:style-name="T95">&lt;reason&gt;</text:span></text:span><text:span text:style-name="Source_20_Text"><text:span text:style-name="T63">业务调整，不再使用</text:span></text:span><text:span text:style-name="Source_20_Text"><text:span text:style-name="T95">&lt;/reason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撤销原因 </text:span></text:span><text:span text:style-name="Source_20_Text"><text:span text:style-name="T112">--&gt;</text:span></text:span></text:p>
            <text:p text:style-name="P12"><text:span text:style-name="Source_20_Text"><text:span text:style-name="T62"><text:s text:c="8"/></text:span></text:span><text:span text:style-name="Source_20_Text"><text:span text:style-name="T95">&lt;detailedReason&gt;&lt;/detailedReason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详细原因 </text:span></text:span><text:span text:style-name="Source_20_Text"><text:span text:style-name="T112">--&gt;</text:span></text:span></text:p>
            <text:p text:style-name="P12"><text:span text:style-name="Source_20_Text"><text:span text:style-name="T62"><text:s text:c="8"/></text:span></text:span><text:span text:style-name="Source_20_Text"><text:span text:style-name="T95">&lt;memo&gt;&lt;/memo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工单备注</text:span></text:span><text:span text:style-name="Source_20_Text"><text:span text:style-name="T112">-</text:span></text:span><text:span text:style-name="Source_20_Text"><text:span text:style-name="T113">移动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/orderInfo&gt;</text:span></text:span></text:p>
            <text:p text:style-name="P12"><text:span text:style-name="Source_20_Text"><text:span text:style-name="T95">&lt;/ticket&gt;</text:span></text:span></text:p>
          </table:table-cell>
        </table:table-row>
      </table:table>
      <text:p text:style-name="P21"/>
      <text:p text:style-name="P16">中联润通在收到工单后，将信息入库，并返回操作结果。</text:p>
      <text:section text:style-name="Sect2" text:name="wmd-preview-section-869">
        <text:p text:style-name="P13">请求示例:</text:p>
        <table:table table:name="表格4" table:style-name="表格4">
          <table:table-column table:style-name="表格4.A"/>
          <table:table-row>
            <table:table-cell table:style-name="表格4.A1" office:value-type="string">
              <text:p text:style-name="P11"><text:span text:style-name="Source_20_Text"><text:span text:style-name="T30">&lt;?</text:span></text:span><text:span text:style-name="Source_20_Text"><text:span text:style-name="T61">xml version</text:span></text:span><text:span text:style-name="Source_20_Text"><text:span text:style-name="T30">=</text:span></text:span><text:span text:style-name="Source_20_Text"><text:span text:style-name="T82">"1.0"</text:span></text:span><text:span text:style-name="Source_20_Text"><text:span text:style-name="T61"> encoding</text:span></text:span><text:span text:style-name="Source_20_Text"><text:span text:style-name="T30">=</text:span></text:span><text:span text:style-name="Source_20_Text"><text:span text:style-name="T82">"UTF-8"</text:span></text:span><text:span text:style-name="Source_20_Text"><text:span text:style-name="T30">?&gt;</text:span></text:span></text:p>
              <text:p text:style-name="P12"><text:span text:style-name="Source_20_Text"><text:span text:style-name="T96">&lt;ticketResponse&gt;</text:span></text:span></text:p>
              <text:p text:style-name="P12"><text:soft-page-break/><text:span text:style-name="Source_20_Text"><text:span text:style-name="T64"><text:s text:c="4"/></text:span></text:span><text:span text:style-name="Source_20_Text"><text:span text:style-name="T96">&lt;code&gt;</text:span></text:span><text:span text:style-name="Source_20_Text"><text:span text:style-name="T61">0</text:span></text:span><text:span text:style-name="Source_20_Text"><text:span text:style-name="T96">&lt;/code&gt;</text:span></text:span></text:p>
              <text:p text:style-name="P12"><text:span text:style-name="Source_20_Text"><text:span text:style-name="T64"><text:s text:c="4"/></text:span></text:span><text:span text:style-name="Source_20_Text"><text:span text:style-name="T96">&lt;message&gt;</text:span></text:span><text:span text:style-name="Source_20_Text"><text:span text:style-name="T61">ticket received</text:span></text:span><text:span text:style-name="Source_20_Text"><text:span text:style-name="T96">&lt;/message&gt;</text:span></text:span></text:p>
              <text:p text:style-name="P11"><text:span text:style-name="Source_20_Text"><text:span text:style-name="T96">&lt;/ticketResponse&gt;</text:span></text:span></text:p>
            </table:table-cell>
          </table:table-row>
        </table:table>
        <text:p text:style-name="P28"><text:span text:style-name="Source_20_Text"><text:span text:style-name="T118"/></text:span></text:p>
        <text:p text:style-name="P11"><text:span text:style-name="Source_20_Text"><text:span text:style-name="T96"/></text:span></text:p>
      </text:section>
      <text:h text:style-name="P32" text:outline-level="3"><text:bookmark-start text:name="__RefHeading__3810_382368629"/>3<text:span text:style-name="T17">.4 ESOP接收中联工单系统对业务撤销工单处理结果的接口</text:span><text:bookmark-end text:name="__RefHeading__3810_382368629"/></text:h>
      <text:p text:style-name="P24"><text:span text:style-name="T13">调用方：中联工单系统</text:span></text:p>
      <text:p text:style-name="Text_20_body">说明：中联工单系统收到业务撤销工单后，通过云管理平台销毁客户的资源，并返回操作结果到此接口。</text:p>
      <text:p text:style-name="P17">请求示例: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1"><text:span text:style-name="Source_20_Text"><text:span text:style-name="T29">&lt;?</text:span></text:span><text:span text:style-name="Source_20_Text"><text:span text:style-name="T60">xml version</text:span></text:span><text:span text:style-name="Source_20_Text"><text:span text:style-name="T29">=</text:span></text:span><text:span text:style-name="Source_20_Text"><text:span text:style-name="T81">"1.0"</text:span></text:span><text:span text:style-name="Source_20_Text"><text:span text:style-name="T60"> encoding</text:span></text:span><text:span text:style-name="Source_20_Text"><text:span text:style-name="T29">=</text:span></text:span><text:span text:style-name="Source_20_Text"><text:span text:style-name="T81">"UTF-8"</text:span></text:span><text:span text:style-name="Source_20_Text"><text:span text:style-name="T29">?&gt;</text:span></text:span></text:p>
            <text:p text:style-name="P12"><text:span text:style-name="Source_20_Text"><text:span text:style-name="T95">&lt;ticket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ticketId&gt;</text:span></text:span><text:span text:style-name="Source_20_Text"><text:span text:style-name="T63">工单编号</text:span></text:span><text:span text:style-name="Source_20_Text"><text:span text:style-name="T95">&lt;/ticketId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工单编号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customerId&gt;</text:span></text:span><text:span text:style-name="Source_20_Text"><text:span text:style-name="T60">1</text:span></text:span><text:span text:style-name="Source_20_Text"><text:span text:style-name="T95">&lt;/customerId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客户编号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processResult&gt;</text:span></text:span><text:span text:style-name="Source_20_Text"><text:span text:style-name="T63">资源已销毁</text:span></text:span><text:span text:style-name="Source_20_Text"><text:span text:style-name="T95">&lt;/processResult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中联工单系统处理结果 </text:span></text:span><text:span text:style-name="Source_20_Text"><text:span text:style-name="T112">--&gt;</text:span></text:span></text:p>
            <text:p text:style-name="P12"><text:span text:style-name="Source_20_Text"><text:span text:style-name="T62"><text:s text:c="4"/></text:span></text:span><text:span text:style-name="Source_20_Text"><text:span text:style-name="T95">&lt;memo&gt;&lt;momo&gt;</text:span></text:span><text:span text:style-name="Source_20_Text"><text:span text:style-name="T60"> </text:span></text:span><text:span text:style-name="Source_20_Text"><text:span text:style-name="T112">&lt;!-- </text:span></text:span><text:span text:style-name="Source_20_Text"><text:span text:style-name="T113">工单备注 </text:span></text:span><text:span text:style-name="Source_20_Text"><text:span text:style-name="T112">--&gt;</text:span></text:span></text:p>
            <text:p text:style-name="P12"><text:span text:style-name="Source_20_Text"><text:span text:style-name="T95">&lt;/ticket&gt;</text:span></text:span></text:p>
          </table:table-cell>
        </table:table-row>
      </table:table>
      <text:p text:style-name="P21"/>
      <text:h text:style-name="P33" text:outline-level="3"><text:bookmark-start text:name="__RefHeading__3812_382368629"/>4. 备案流程说明<text:bookmark-end text:name="__RefHeading__3812_382368629"/></text:h>
      <text:p text:style-name="P19"><text:tab/>如果用户需要做网站且无备案的，ESOP需要请求3.1接口两次：</text:p>
      <text:p text:style-name="Text_20_body"><text:span text:style-name="Source_20_Text"><text:span text:style-name="T52"><text:tab/>第一次：开通工单或变更工单</text:span></text:span><text:span text:style-name="Source_20_Text"><text:span text:style-name="T43">首次提交，</text:span></text:span><text:span text:style-name="Source_20_Text"><text:span text:style-name="T47">请求xml参数中的 ticketState 值为“资源分配”</text:span></text:span><text:span text:style-name="Source_20_Text"><text:span text:style-name="T43">，中联润通在接收到此工单后，会为客户分配IP地址，并调用接口3.2，设置xml参数中的</text:span></text:span><text:span text:style-name="Source_20_Text"><text:span text:style-name="T46">ticketState 值为 </text:span></text:span><text:span text:style-name="Source_20_Text"><text:span text:style-name="T43">“资源已分配，等候备案”，把操作结果返回给ESOP。</text:span></text:span></text:p>
      <text:p text:style-name="Text_20_body"><text:span text:style-name="Source_20_Text"><text:span text:style-name="T43"><text:tab/>客户选择一个IP进行备案，备案完成后，ESOP第二次请求3.1接口，</text:span></text:span><text:span text:style-name="Source_20_Text"><text:span text:style-name="T45">设置</text:span></text:span><text:span text:style-name="Source_20_Text"><text:span text:style-name="T47">请求xml参数中的 ticketState 值为“备案完毕，端口待开放”</text:span></text:span><text:span text:style-name="Source_20_Text"><text:span text:style-name="T43">，把备案信息提交给中联工单系统。中联工单系统开放相应端口，并调用接口3.2，设置xml参数中的</text:span></text:span><text:span text:style-name="Source_20_Text"><text:span text:style-name="T46">ticketState 值为 “端口已开放”</text:span></text:span><text:span text:style-name="Source_20_Text"><text:span text:style-name="T43">，把操作结果返回给ESOP。</text:span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,Bold" svg:font-family="'Arial,Bold'"/>
    <style:font-face style:name="Cambria" svg:font-family="Cambria"/>
    <style:font-face style:name="Courier New1" svg:font-family="'Courier New'"/>
    <style:font-face style:name="Courier New,Italic" svg:font-family="'Courier New,Italic'"/>
    <style:font-face style:name="Menlo" svg:font-family="Menlo, Consolas, 'Courier New', monospace"/>
    <style:font-face style:name="Times New Roman1" svg:font-family="'Times New Roman'"/>
    <style:font-face style:name="yahei" svg:font-family="yahei"/>
    <style:font-face style:name="宋体" svg:font-family="宋体"/>
    <style:font-face style:name="微软雅黑" svg:font-family="微软雅黑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Microsoft YaHei3" svg:font-family="'Microsoft YaHei'" style:font-pitch="variable"/>
    <style:font-face style:name="Microsoft YaHei" svg:font-family="'Microsoft YaHei'" style:font-adornments="Bold" style:font-pitch="variable"/>
    <style:font-face style:name="Microsoft YaHei1" svg:font-family="'Microsoft YaHei'" style:font-adornments="Regular" style:font-pitch="variable"/>
    <style:font-face style:name="Microsoft YaHei2" svg:font-family="'Microsoft YaHei'" style:font-adornments="标准" style:font-pitch="variable"/>
    <style:font-face style:name="SimSun" svg:font-family="SimSun" style:font-pitch="variable"/>
    <style:font-face style:name="SimSun2" svg:font-family="SimSun" style:font-adornments="Bold" style:font-pitch="variable"/>
    <style:font-face style:name="Source Code Pro" svg:font-family="'Source Code Pro'" style:font-pitch="variable"/>
    <style:font-face style:name="宋体-简" svg:font-family="宋体-简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4" svg:font-family="'Microsoft YaHei'" style:font-family-generic="system" style:font-pitch="variable"/>
    <style:font-face style:name="SimSun1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4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line-height="150%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Microsoft YaHei" fo:font-size="22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style:page-number="auto"/>
      <style:text-properties style:font-name="Microsoft YaHei1" fo:font-size="18pt" fo:language="zxx" fo:country="none" style:font-name-asian="SimSun2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style:page-number="auto" fo:background-color="transparent" style:shadow="none">
        <style:background-image/>
      </style:paragraph-properties>
      <style:text-properties style:font-name="Microsoft YaHei2" fo:font-size="14pt" fo:font-weight="normal" style:font-name-asian="SimSun1" style:font-size-asian="14pt" style:font-weight-asian="bold" style:font-name-complex="Lucida Sans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Marginalia" style:family="paragraph" style:parent-style-name="Text_20_body" style:class="text">
      <style:paragraph-properties fo:margin="100%" fo:margin-left="1.5752in" fo:margin-right="0in" fo:margin-top="0in" fo:margin-bottom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008in solid #000000" fo:border-left="none" fo:border-right="none" fo:padding="0.0201in" style:shadow="none" fo:background-color="transparent" style:dynamic-spacing="false">
          <style:background-image/>
        </style:header-footer-properties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图形1" text:anchor-type="paragraph" svg:x="0.1in" svg:y="0.0146in" svg:width="0.8591in" svg:height="0.1752in" draw:z-index="8"><draw:image xlink:href="Pictures/100000000000008E0000001D14006E1A.png" xlink:type="simple" xlink:show="embed" xlink:actuate="onLoad"/></draw:frame> <text:s text:c="27"/><text:span text:style-name="MT1"><text:s/>中联润通工单系统与ESOP接口参考手册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任 怀林</meta:initial-creator>
    <meta:creation-date>2014-03-04T16:04:52</meta:creation-date>
    <dc:date>2014-05-28T15:08:24</dc:date>
    <dc:creator>任 怀林</dc:creator>
    <meta:editing-duration>P1DT5H49M31S</meta:editing-duration>
    <meta:editing-cycles>492</meta:editing-cycles>
    <meta:generator>OpenOffice/4.1.0$Unix OpenOffice.org_project/410m18$Build-9764</meta:generator>
    <meta:document-statistic meta:table-count="6" meta:image-count="1" meta:object-count="0" meta:page-count="9" meta:paragraph-count="185" meta:word-count="1965" meta:character-count="6224"/>
  </office:meta>
</office:document-meta>
</file>